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1" style:family="table">
      <style:table-properties style:width="15.393cm" table:align="left" style:may-break-between-rows="true" style:writing-mode="lr-tb"/>
    </style:style>
    <style:style style:name="Table11.A" style:family="table-column">
      <style:table-column-properties style:column-width="2.887cm"/>
    </style:style>
    <style:style style:name="Table11.B" style:family="table-column">
      <style:table-column-properties style:column-width="1.113cm"/>
    </style:style>
    <style:style style:name="Table11.C" style:family="table-column">
      <style:table-column-properties style:column-width="11.393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2" style:family="table">
      <style:table-properties style:width="15.371cm" fo:margin-left="0cm" table:align="left" style:may-break-between-rows="true" style:writing-mode="lr-tb"/>
    </style:style>
    <style:style style:name="Table12.A" style:family="table-column">
      <style:table-column-properties style:column-width="3.263cm"/>
    </style:style>
    <style:style style:name="Table12.B" style:family="table-column">
      <style:table-column-properties style:column-width="1.159cm"/>
    </style:style>
    <style:style style:name="Table12.C" style:family="table-column">
      <style:table-column-properties style:column-width="10.948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2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" style:family="table">
      <style:table-properties style:width="15.393cm" table:align="left" style:may-break-between-rows="true" style:writing-mode="lr-tb"/>
    </style:style>
    <style:style style:name="Tabela1.A" style:family="table-column">
      <style:table-column-properties style:column-width="2.887cm"/>
    </style:style>
    <style:style style:name="Tabela1.B" style:family="table-column">
      <style:table-column-properties style:column-width="1.113cm"/>
    </style:style>
    <style:style style:name="Tabela1.C" style:family="table-column">
      <style:table-column-properties style:column-width="11.393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" style:family="table">
      <style:table-properties style:width="15.371cm" fo:margin-left="0cm" table:align="left" style:may-break-between-rows="true" style:writing-mode="lr-tb"/>
    </style:style>
    <style:style style:name="Tabela2.A" style:family="table-column">
      <style:table-column-properties style:column-width="3.263cm"/>
    </style:style>
    <style:style style:name="Tabela2.B" style:family="table-column">
      <style:table-column-properties style:column-width="1.159cm"/>
    </style:style>
    <style:style style:name="Tabela2.C" style:family="table-column">
      <style:table-column-properties style:column-width="10.948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93cm" table:align="left" style:may-break-between-rows="true" style:writing-mode="lr-tb"/>
    </style:style>
    <style:style style:name="Tabela3.A" style:family="table-column">
      <style:table-column-properties style:column-width="2.887cm"/>
    </style:style>
    <style:style style:name="Tabela3.B" style:family="table-column">
      <style:table-column-properties style:column-width="1.113cm"/>
    </style:style>
    <style:style style:name="Tabela3.C" style:family="table-column">
      <style:table-column-properties style:column-width="11.393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A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93cm" table:align="left" style:may-break-between-rows="true" style:writing-mode="lr-tb"/>
    </style:style>
    <style:style style:name="Tabela5.A" style:family="table-column">
      <style:table-column-properties style:column-width="2.887cm"/>
    </style:style>
    <style:style style:name="Tabela5.B" style:family="table-column">
      <style:table-column-properties style:column-width="1.113cm"/>
    </style:style>
    <style:style style:name="Tabela5.C" style:family="table-column">
      <style:table-column-properties style:column-width="11.393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" style:family="table">
      <style:table-properties style:width="15.371cm" fo:margin-left="0cm" table:align="left" style:may-break-between-rows="true" style:writing-mode="lr-tb"/>
    </style:style>
    <style:style style:name="Tabela6.A" style:family="table-column">
      <style:table-column-properties style:column-width="3.263cm"/>
    </style:style>
    <style:style style:name="Tabela6.B" style:family="table-column">
      <style:table-column-properties style:column-width="1.159cm"/>
    </style:style>
    <style:style style:name="Tabela6.C" style:family="table-column">
      <style:table-column-properties style:column-width="10.948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" style:family="table">
      <style:table-properties style:width="15.371cm" fo:margin-left="0cm" table:align="left" style:may-break-between-rows="true" style:writing-mode="lr-tb"/>
    </style:style>
    <style:style style:name="Tabela4.A" style:family="table-column">
      <style:table-column-properties style:column-width="3.263cm"/>
    </style:style>
    <style:style style:name="Tabela4.B" style:family="table-column">
      <style:table-column-properties style:column-width="1.159cm"/>
    </style:style>
    <style:style style:name="Tabela4.C" style:family="table-column">
      <style:table-column-properties style:column-width="10.948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A6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4.B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93cm" table:align="left" style:may-break-between-rows="true" style:writing-mode="lr-tb"/>
    </style:style>
    <style:style style:name="Tabela7.A" style:family="table-column">
      <style:table-column-properties style:column-width="2.887cm"/>
    </style:style>
    <style:style style:name="Tabela7.B" style:family="table-column">
      <style:table-column-properties style:column-width="1.113cm"/>
    </style:style>
    <style:style style:name="Tabela7.C" style:family="table-column">
      <style:table-column-properties style:column-width="11.393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" style:family="table">
      <style:table-properties style:width="15.371cm" fo:margin-left="0cm" table:align="left" style:may-break-between-rows="true" style:writing-mode="lr-tb"/>
    </style:style>
    <style:style style:name="Tabela8.A" style:family="table-column">
      <style:table-column-properties style:column-width="3.263cm"/>
    </style:style>
    <style:style style:name="Tabela8.B" style:family="table-column">
      <style:table-column-properties style:column-width="1.159cm"/>
    </style:style>
    <style:style style:name="Tabela8.C" style:family="table-column">
      <style:table-column-properties style:column-width="10.948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" style:family="table">
      <style:table-properties style:width="15.393cm" table:align="left" style:may-break-between-rows="true" style:writing-mode="lr-tb"/>
    </style:style>
    <style:style style:name="Tabela9.A" style:family="table-column">
      <style:table-column-properties style:column-width="2.887cm"/>
    </style:style>
    <style:style style:name="Tabela9.B" style:family="table-column">
      <style:table-column-properties style:column-width="1.113cm"/>
    </style:style>
    <style:style style:name="Tabela9.C" style:family="table-column">
      <style:table-column-properties style:column-width="11.393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" style:family="table">
      <style:table-properties style:width="15.371cm" fo:margin-left="0cm" table:align="left" style:may-break-between-rows="true" style:writing-mode="lr-tb"/>
    </style:style>
    <style:style style:name="Tabela10.A" style:family="table-column">
      <style:table-column-properties style:column-width="3.263cm"/>
    </style:style>
    <style:style style:name="Tabela10.B" style:family="table-column">
      <style:table-column-properties style:column-width="1.159cm"/>
    </style:style>
    <style:style style:name="Tabela10.C" style:family="table-column">
      <style:table-column-properties style:column-width="10.948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A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10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" style:family="table">
      <style:table-properties style:width="15.393cm" table:align="left" style:may-break-between-rows="true" style:writing-mode="lr-tb"/>
    </style:style>
    <style:style style:name="Tabela11.A" style:family="table-column">
      <style:table-column-properties style:column-width="2.887cm"/>
    </style:style>
    <style:style style:name="Tabela11.B" style:family="table-column">
      <style:table-column-properties style:column-width="1.113cm"/>
    </style:style>
    <style:style style:name="Tabela11.C" style:family="table-column">
      <style:table-column-properties style:column-width="11.393cm"/>
    </style:style>
    <style:style style:name="Tabela11.1" style:family="table-row">
      <style:table-row-properties style:min-row-height="0.741cm"/>
    </style:style>
    <style:style style:name="Tabela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1.3" style:family="table-row">
      <style:table-row-properties style:min-row-height="0.953cm"/>
    </style:style>
    <style:style style:name="Tabela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B1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1" fo:font-size="11pt" fo:font-weight="normal" officeooo:paragraph-rsid="00a50d82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fo:background-color="transparent" style:font-name-asian="Arial" style:font-name-complex="Arial"/>
    </style:style>
    <style:style style:name="P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a50d82" fo:background-color="transparent" style:font-name-asian="Arial" style:font-name-complex="Arial"/>
    </style:style>
    <style:style style:name="P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02ddc41" fo:background-color="#ffff00"/>
    </style:style>
    <style:style style:name="P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0a50d82" fo:background-color="#ffff00"/>
    </style:style>
    <style:style style:name="P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07f718a" fo:background-color="transparent"/>
    </style:style>
    <style:style style:name="P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0a50d82" fo:background-color="transparent"/>
    </style:style>
    <style:style style:name="P9" style:family="paragraph" style:parent-style-name="Standard">
      <style:paragraph-properties fo:line-height="100%" fo:text-align="start" style:justify-single-word="false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a50d82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0a50d82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1bf22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7dc0c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8d6ab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9dd53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bb4eb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9cd939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a50d82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0934bbc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0a50d82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09bb4eb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0a50d82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a50d82" fo:background-color="transparent" style:font-name-asian="Arial" style:font-name-complex="Arial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032d1b9" fo:background-color="transparent" style:font-name-asian="Arial" style:font-name-complex="Arial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0a50d82" fo:background-color="transparent" style:font-name-asian="Arial" style:font-name-complex="Arial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09f6071" fo:background-color="transparent" style:font-name-asian="Arial" style:font-name-complex="Arial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0a50d82" fo:background-color="transparent" style:font-name-asian="Arial" style:font-name-complex="Arial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0a1f8e7" fo:background-color="transparent" style:font-name-asian="Arial" style:font-name-complex="Arial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0a50d82" fo:background-color="transparent" style:font-name-asian="Arial" style:font-name-complex="Arial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a50d82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0d1adc8" fo:background-color="transparent" style:font-name-asian="Arial" style:font-name-complex="Ari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1b9370" fo:background-color="transparent" style:font-name-asian="Arial" style:font-name-complex="Ari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356d21" fo:background-color="transparent" style:font-name-asian="Arial" style:font-name-complex="Ari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5e2bbd" fo:background-color="transparent" style:font-name-asian="Arial" style:font-name-complex="Ari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34bbc" officeooo:paragraph-rsid="01a9f766" fo:background-color="transparent" style:font-name-asian="Arial" style:font-name-complex="Arial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02f8" officeooo:paragraph-rsid="00b302f8" fo:background-color="transparent" style:font-name-asian="Arial" style:font-name-complex="Ari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02f8" officeooo:paragraph-rsid="00b3dc96" fo:background-color="transparent" style:font-name-asian="Arial" style:font-name-complex="Ari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02f8" officeooo:paragraph-rsid="01a9f766" fo:background-color="transparent" style:font-name-asian="Arial" style:font-name-complex="Ari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dc96" officeooo:paragraph-rsid="00b3dc96" fo:background-color="transparent" style:font-name-asian="Arial" style:font-name-complex="Ari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3dc96" officeooo:paragraph-rsid="01a9f766" fo:background-color="transparent" style:font-name-asian="Arial" style:font-name-complex="Ari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d1adc8" fo:background-color="transparent" style:font-name-asian="Arial" style:font-name-complex="Ari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0f864c2" fo:background-color="transparent" style:font-name-asian="Arial" style:font-name-complex="Ari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1b9370" fo:background-color="transparent" style:font-name-asian="Arial" style:font-name-complex="Ari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49b80f" fo:background-color="transparent" style:font-name-asian="Arial" style:font-name-complex="Ari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5e2bbd" fo:background-color="transparent" style:font-name-asian="Arial" style:font-name-complex="Ari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7c0e06" fo:background-color="transparent" style:font-name-asian="Arial" style:font-name-complex="Ari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a9f766" fo:background-color="transparent" style:font-name-asian="Arial" style:font-name-complex="Arial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paragraph-rsid="01aaf4f6" fo:background-color="transparent" style:font-name-asian="Arial" style:font-name-complex="Arial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0d1adc8" fo:background-color="transparent" style:font-name-asian="Arial" style:font-name-complex="Arial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1b9370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5e2bbd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7c0e06" fo:background-color="transparent" style:font-name-asian="Arial" style:font-name-complex="Arial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paragraph-rsid="01a9f766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0be94dc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0c0ffce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0d1adc8" fo:background-color="transparent" style:font-name-asian="Arial" style:font-name-complex="Ari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2ea7c7" fo:background-color="transparent" style:font-name-asian="Arial" style:font-name-complex="Ari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5e2bbd" fo:background-color="transparent" style:font-name-asian="Arial" style:font-name-complex="Ari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7c0e06" fo:background-color="transparent" style:font-name-asian="Arial" style:font-name-complex="Ari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a9f766" fo:background-color="transparent" style:font-name-asian="Arial" style:font-name-complex="Ari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b0f485" fo:background-color="transparent" style:font-name-asian="Arial" style:font-name-complex="Ari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be94dc" officeooo:paragraph-rsid="01bbfc39" fo:background-color="transparent" style:font-name-asian="Arial" style:font-name-complex="Ari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0c0ffce" fo:background-color="transparent" style:font-name-asian="Arial" style:font-name-complex="Arial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0d1adc8" fo:background-color="transparent" style:font-name-asian="Arial" style:font-name-complex="Ari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11b9370" fo:background-color="transparent" style:font-name-asian="Arial" style:font-name-complex="Ari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15e2bbd" fo:background-color="transparent" style:font-name-asian="Arial" style:font-name-complex="Ari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c0ffce" officeooo:paragraph-rsid="017c0e06" fo:background-color="transparent" style:font-name-asian="Arial" style:font-name-complex="Ari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0d1adc8" fo:background-color="transparent" style:font-name-asian="Arial" style:font-name-complex="Arial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11b9370" fo:background-color="transparent" style:font-name-asian="Arial" style:font-name-complex="Arial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9bb4eb" officeooo:paragraph-rsid="015e2bbd" fo:background-color="transparent" style:font-name-asian="Arial" style:font-name-complex="Arial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df096c" officeooo:paragraph-rsid="00df096c" fo:background-color="transparent" style:font-name-asian="Arial" style:font-name-complex="Arial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e0a231" officeooo:paragraph-rsid="00e0a231" fo:background-color="transparent" style:font-name-asian="Arial" style:font-name-complex="Arial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ec276e" officeooo:paragraph-rsid="00ec276e" fo:background-color="transparent" style:font-name-asian="Arial" style:font-name-complex="Arial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ec276e" officeooo:paragraph-rsid="00fd400c" fo:background-color="transparent" style:font-name-asian="Arial" style:font-name-complex="Arial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f815cd" officeooo:paragraph-rsid="00f815cd" fo:background-color="transparent" style:font-name-asian="Arial" style:font-name-complex="Arial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f864c2" officeooo:paragraph-rsid="00f864c2" fo:background-color="transparent" style:font-name-asian="Arial" style:font-name-complex="Arial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0fb801a" officeooo:paragraph-rsid="00fb801a" fo:background-color="transparent" style:font-name-asian="Arial" style:font-name-complex="Arial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188e2a" officeooo:paragraph-rsid="01188e2a" fo:background-color="transparent" style:font-name-asian="Arial" style:font-name-complex="Arial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356d21" officeooo:paragraph-rsid="01356d21" fo:background-color="transparent" style:font-name-asian="Arial" style:font-name-complex="Arial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356d21" officeooo:paragraph-rsid="015e2bbd" fo:background-color="transparent" style:font-name-asian="Arial" style:font-name-complex="Arial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49b80f" officeooo:paragraph-rsid="0149b80f" fo:background-color="transparent" style:font-name-asian="Arial" style:font-name-complex="Arial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49b80f" officeooo:paragraph-rsid="015e2bbd" fo:background-color="transparent" style:font-name-asian="Arial" style:font-name-complex="Arial"/>
    </style:style>
    <style:style style:name="P87" style:family="paragraph" style:parent-style-name="Standard">
      <style:paragraph-properties fo:text-align="center" style:justify-single-word="false"/>
      <style:text-properties fo:color="#000000" style:font-name="Arial" fo:font-size="11pt" fo:font-weight="normal" officeooo:rsid="019c927b" officeooo:paragraph-rsid="019c927b" fo:background-color="transparent" style:font-name-asian="Arial" style:font-name-complex="Arial"/>
    </style:style>
    <style:style style:name="P88" style:family="paragraph" style:parent-style-name="Standard">
      <style:paragraph-properties fo:text-align="center" style:justify-single-word="false"/>
      <style:text-properties fo:color="#000000" style:font-name="Arial" fo:font-size="11pt" fo:font-weight="normal" officeooo:rsid="019e3428" officeooo:paragraph-rsid="019e3428" fo:background-color="transparent" style:font-name-asian="Arial" style:font-name-complex="Arial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officeooo:rsid="01b063da" officeooo:paragraph-rsid="01b063da" fo:background-color="transparent" style:font-name-asian="Arial" style:font-name-complex="Arial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bold" officeooo:rsid="018efc55" officeooo:paragraph-rsid="018efc55" fo:background-color="transparent" style:font-name-asian="Arial" style:font-weight-asian="bold" style:font-name-complex="Arial" style:font-weight-complex="bold"/>
    </style:style>
    <style:style style:name="P91" style:family="paragraph" style:parent-style-name="Standard">
      <style:paragraph-properties fo:line-height="100%" fo:text-align="start" style:justify-single-word="false"/>
      <style:text-properties officeooo:paragraph-rsid="00d1adc8"/>
    </style:style>
    <style:style style:name="P92" style:family="paragraph" style:parent-style-name="Standard">
      <style:paragraph-properties fo:line-height="100%" fo:text-align="start" style:justify-single-word="false"/>
      <style:text-properties officeooo:paragraph-rsid="011b9370"/>
    </style:style>
    <style:style style:name="P93" style:family="paragraph" style:parent-style-name="Standard">
      <style:paragraph-properties fo:line-height="100%" fo:text-align="start" style:justify-single-word="false"/>
      <style:text-properties officeooo:paragraph-rsid="015e2bbd"/>
    </style:style>
    <style:style style:name="P94" style:family="paragraph" style:parent-style-name="Standard">
      <style:paragraph-properties fo:line-height="100%" fo:text-align="start" style:justify-single-word="false"/>
      <style:text-properties officeooo:paragraph-rsid="01976ee5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d1adc8" fo:background-color="transparent" style:font-name-asian="Calibri1" style:font-name-complex="Calibri1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17c0e06" fo:background-color="transparent" style:font-name-asian="Calibri1" style:font-name-complex="Calibri1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d1adc8" fo:background-color="transparent" style:font-name-asian="Arial" style:font-name-complex="Arial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14eb11" fo:background-color="transparent" style:font-name-asian="Arial" style:font-name-complex="Arial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1b9370" fo:background-color="transparent" style:font-name-asian="Arial" style:font-name-complex="Arial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5e2bbd" fo:background-color="transparent" style:font-name-asian="Arial" style:font-name-complex="Arial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17c0e06" fo:background-color="transparent" style:font-name-asian="Arial" style:font-name-complex="Arial"/>
    </style:style>
    <style:style style:name="P10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0d1adc8" fo:background-color="transparent" style:font-name-asian="Arial" style:font-name-complex="Arial"/>
    </style:style>
    <style:style style:name="P10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11b9370" fo:background-color="transparent" style:font-name-asian="Arial" style:font-name-complex="Arial"/>
    </style:style>
    <style:style style:name="P10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15e2bbd" fo:background-color="transparent" style:font-name-asian="Arial" style:font-name-complex="Arial"/>
    </style:style>
    <style:style style:name="P10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9f6071" officeooo:paragraph-rsid="017c0e06" fo:background-color="transparent" style:font-name-asian="Arial" style:font-name-complex="Arial"/>
    </style:style>
    <style:style style:name="P10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0d1adc8" fo:background-color="transparent" style:font-name-asian="Arial" style:font-name-complex="Arial"/>
    </style:style>
    <style:style style:name="P10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11b9370" fo:background-color="transparent" style:font-name-asian="Arial" style:font-name-complex="Arial"/>
    </style:style>
    <style:style style:name="P10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15e2bbd" fo:background-color="transparent" style:font-name-asian="Arial" style:font-name-complex="Arial"/>
    </style:style>
    <style:style style:name="P10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a1f8e7" officeooo:paragraph-rsid="017c0e06" fo:background-color="transparent" style:font-name-asian="Arial" style:font-name-complex="Arial"/>
    </style:style>
    <style:style style:name="P11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0d1adc8" fo:background-color="transparent" style:font-name-asian="Arial" style:font-name-complex="Arial"/>
    </style:style>
    <style:style style:name="P1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11b9370" fo:background-color="transparent" style:font-name-asian="Arial" style:font-name-complex="Arial"/>
    </style:style>
    <style:style style:name="P1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15e2bbd" fo:background-color="transparent" style:font-name-asian="Arial" style:font-name-complex="Arial"/>
    </style:style>
    <style:style style:name="P1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032d1b9" officeooo:paragraph-rsid="017c0e06" fo:background-color="transparent" style:font-name-asian="Arial" style:font-name-complex="Arial"/>
    </style:style>
    <style:style style:name="P114" style:family="paragraph" style:parent-style-name="Standard">
      <style:text-properties officeooo:paragraph-rsid="00d1adc8"/>
    </style:style>
    <style:style style:name="P115" style:family="paragraph" style:parent-style-name="Standard">
      <style:text-properties officeooo:paragraph-rsid="011b9370"/>
    </style:style>
    <style:style style:name="P116" style:family="paragraph" style:parent-style-name="Standard">
      <style:text-properties officeooo:paragraph-rsid="015e2bbd"/>
    </style:style>
    <style:style style:name="P117" style:family="paragraph" style:parent-style-name="Standard">
      <style:text-properties officeooo:paragraph-rsid="017c0e06"/>
    </style:style>
    <style:style style:name="P118" style:family="paragraph" style:parent-style-name="Standard">
      <style:text-properties officeooo:paragraph-rsid="01a9f766"/>
    </style:style>
    <style:style style:name="P11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0d1adc8" fo:background-color="transparent"/>
    </style:style>
    <style:style style:name="P12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1b9370" fo:background-color="transparent"/>
    </style:style>
    <style:style style:name="P12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5e2bbd" fo:background-color="transparent"/>
    </style:style>
    <style:style style:name="P12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7c0e06" fo:background-color="transparent"/>
    </style:style>
    <style:style style:name="P12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paragraph-rsid="01a9f766" fo:background-color="transparent"/>
    </style:style>
    <style:style style:name="P12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d1adc8" fo:background-color="transparent" style:font-name-asian="Arial" style:font-name-complex="Arial"/>
    </style:style>
    <style:style style:name="P12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11b9370" fo:background-color="transparent" style:font-name-asian="Arial" style:font-name-complex="Arial"/>
    </style:style>
    <style:style style:name="P12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15e2bbd" fo:background-color="transparent" style:font-name-asian="Arial" style:font-name-complex="Arial"/>
    </style:style>
    <style:style style:name="P12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17c0e06" fo:background-color="transparent" style:font-name-asian="Arial" style:font-name-complex="Arial"/>
    </style:style>
    <style:style style:name="P12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rsid="017c0e06" officeooo:paragraph-rsid="01a9f766" fo:background-color="transparent" style:font-name-asian="Arial" style:font-name-complex="Arial"/>
    </style:style>
    <style:style style:name="P12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0d1adc8" fo:background-color="#ffff00"/>
    </style:style>
    <style:style style:name="P13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11b9370" fo:background-color="#ffff00"/>
    </style:style>
    <style:style style:name="P13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15e2bbd" fo:background-color="#ffff00"/>
    </style:style>
    <style:style style:name="P13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officeooo:rsid="002ddc41" officeooo:paragraph-rsid="017c0e06" fo:background-color="#ffff00"/>
    </style:style>
    <style:style style:name="P13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1" fo:font-size="11pt" fo:font-weight="normal" officeooo:paragraph-rsid="00d1adc8" fo:background-color="transparent" style:font-name-asian="Calibri1" style:font-name-complex="Calibri1"/>
    </style:style>
    <style:style style:name="P13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1" fo:font-size="11pt" fo:font-weight="normal" officeooo:paragraph-rsid="011b9370" fo:background-color="transparent" style:font-name-asian="Calibri1" style:font-name-complex="Calibri1"/>
    </style:style>
    <style:style style:name="P13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1" fo:font-size="11pt" fo:font-weight="normal" officeooo:paragraph-rsid="015e2bbd" fo:background-color="transparent" style:font-name-asian="Calibri1" style:font-name-complex="Calibri1"/>
    </style:style>
    <style:style style:name="P13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1" fo:font-size="11pt" fo:font-weight="normal" officeooo:paragraph-rsid="017c0e06" fo:background-color="transparent" style:font-name-asian="Calibri1" style:font-name-complex="Calibri1"/>
    </style:style>
    <style:style style:name="P137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1" fo:font-size="11pt" fo:font-weight="normal" officeooo:paragraph-rsid="00d1adc8" fo:background-color="transparent" style:font-name-asian="Calibri1" style:font-name-complex="Calibri1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fo:color="#000000" style:font-name="Arial" fo:font-size="11pt" fo:font-weight="normal" fo:background-color="transparent" loext:char-shading-value="0" style:font-name-asian="Arial" style:font-name-complex="Arial"/>
    </style:style>
    <style:style style:name="T3" style:family="text">
      <style:text-properties fo:color="#000000" style:font-name="Arial" fo:font-size="11pt" fo:font-weight="normal" officeooo:rsid="00a2bc79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1pt" fo:font-weight="normal" officeooo:rsid="00a7470f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1pt" fo:font-weight="normal" officeooo:rsid="00c4c1fb" fo:background-color="transparent" loext:char-shading-value="0" style:font-name-asian="Arial" style:font-name-complex="Arial"/>
    </style:style>
    <style:style style:name="T6" style:family="text">
      <style:text-properties fo:color="#000000" style:font-name="Arial" fo:font-size="11pt" fo:font-weight="normal" officeooo:rsid="00c6025d" fo:background-color="transparent" loext:char-shading-value="0" style:font-name-asian="Arial" style:font-name-complex="Arial"/>
    </style:style>
    <style:style style:name="T7" style:family="text">
      <style:text-properties fo:color="#000000" style:font-name="Arial" fo:font-size="11pt" fo:font-weight="normal" officeooo:rsid="0101572b" fo:background-color="transparent" loext:char-shading-value="0" style:font-name-asian="Arial" style:font-name-complex="Arial"/>
    </style:style>
    <style:style style:name="T8" style:family="text">
      <style:text-properties fo:color="#000000" style:font-name="Arial" fo:font-size="11pt" fo:font-weight="normal" officeooo:rsid="01028b81" fo:background-color="transparent" loext:char-shading-value="0" style:font-name-asian="Arial" style:font-name-complex="Arial"/>
    </style:style>
    <style:style style:name="T9" style:family="text">
      <style:text-properties fo:color="#000000" style:font-name="Arial" fo:font-size="11pt" fo:font-weight="normal" officeooo:rsid="013a08ad" fo:background-color="transparent" loext:char-shading-value="0" style:font-name-asian="Arial" style:font-name-complex="Arial"/>
    </style:style>
    <style:style style:name="T10" style:family="text">
      <style:text-properties fo:color="#000000" style:font-name="Arial" fo:font-size="11pt" fo:font-weight="normal" officeooo:rsid="015af92f" fo:background-color="transparent" loext:char-shading-value="0" style:font-name-asian="Arial" style:font-name-complex="Arial"/>
    </style:style>
    <style:style style:name="T11" style:family="text">
      <style:text-properties fo:color="#000000" style:font-name="Arial" fo:font-size="11pt" fo:font-weight="normal" officeooo:rsid="0170b440" fo:background-color="transparent" loext:char-shading-value="0" style:font-name-asian="Arial" style:font-name-complex="Arial"/>
    </style:style>
    <style:style style:name="T12" style:family="text">
      <style:text-properties fo:color="#000000" style:font-name="Arial" fo:font-size="11pt" fo:font-weight="normal" officeooo:rsid="0172d3a0" fo:background-color="transparent" loext:char-shading-value="0" style:font-name-asian="Arial" style:font-name-complex="Arial"/>
    </style:style>
    <style:style style:name="T13" style:family="text">
      <style:text-properties fo:color="#000000" style:font-name="Arial" fo:font-size="11pt" fo:font-weight="normal" officeooo:rsid="01976ee5" fo:background-color="transparent" loext:char-shading-value="0" style:font-name-asian="Arial" style:font-name-complex="Arial"/>
    </style:style>
    <style:style style:name="T14" style:family="text">
      <style:text-properties fo:color="#000000" style:font-name="Arial" fo:font-size="11pt" fo:font-weight="normal" officeooo:rsid="01985f0a" fo:background-color="transparent" loext:char-shading-value="0" style:font-name-asian="Arial" style:font-name-complex="Arial"/>
    </style:style>
    <style:style style:name="T15" style:family="text">
      <style:text-properties fo:color="#000000" style:font-name="Arial" fo:font-size="11pt" fo:font-weight="normal" officeooo:rsid="019c927b" fo:background-color="transparent" loext:char-shading-value="0" style:font-name-asian="Arial" style:font-name-complex="Arial"/>
    </style:style>
    <style:style style:name="T16" style:family="text">
      <style:text-properties fo:color="#000000" style:font-name="Arial" fo:font-size="10.5pt" fo:font-weight="bold" style:font-name-asian="Arial" style:font-name-complex="Arial"/>
    </style:style>
    <style:style style:name="T17" style:family="text">
      <style:text-properties fo:color="#000000" style:font-name="Arial" fo:font-size="10.5pt" fo:font-weight="bold" officeooo:rsid="00904890" style:font-name-asian="Arial" style:font-name-complex="Arial"/>
    </style:style>
    <style:style style:name="T18" style:family="text">
      <style:text-properties fo:color="#000000" style:font-name="Arial" fo:font-size="10.5pt" fo:font-weight="bold" officeooo:rsid="00a21d69" style:font-name-asian="Arial" style:font-name-complex="Arial"/>
    </style:style>
    <style:style style:name="T19" style:family="text">
      <style:text-properties fo:color="#000000" style:font-name="Arial" fo:font-size="10.5pt" fo:font-weight="bold" officeooo:rsid="00a50d82" style:font-name-asian="Arial" style:font-name-complex="Arial"/>
    </style:style>
    <style:style style:name="T20" style:family="text">
      <style:text-properties fo:color="#000000" style:font-name="Arial" fo:font-size="10.5pt" fo:font-weight="bold" officeooo:rsid="00d2ed1a" style:font-name-asian="Arial" style:font-name-complex="Arial"/>
    </style:style>
    <style:style style:name="T21" style:family="text">
      <style:text-properties fo:color="#000000" style:font-name="Arial" fo:font-size="10.5pt" fo:font-weight="bold" officeooo:rsid="011e8fc3" style:font-name-asian="Arial" style:font-name-complex="Arial"/>
    </style:style>
    <style:style style:name="T22" style:family="text">
      <style:text-properties fo:color="#000000" style:font-name="Arial" fo:font-size="10.5pt" fo:font-weight="bold" officeooo:rsid="015e2bbd" style:font-name-asian="Arial" style:font-name-complex="Arial"/>
    </style:style>
    <style:style style:name="T23" style:family="text">
      <style:text-properties fo:color="#000000" style:font-name="Arial" fo:font-size="10.5pt" fo:font-weight="bold" officeooo:rsid="015fddac" style:font-name-asian="Arial" style:font-name-complex="Arial"/>
    </style:style>
    <style:style style:name="T24" style:family="text">
      <style:text-properties fo:color="#000000" style:font-name="Arial" fo:font-size="10.5pt" fo:font-weight="bold" officeooo:rsid="017c0e06" style:font-name-asian="Arial" style:font-name-complex="Arial"/>
    </style:style>
    <style:style style:name="T25" style:family="text">
      <style:text-properties fo:color="#000000" style:font-name="Arial" fo:font-size="10.5pt" fo:font-weight="bold" officeooo:rsid="017e0317" style:font-name-asian="Arial" style:font-name-complex="Arial"/>
    </style:style>
    <style:style style:name="T26" style:family="text">
      <style:text-properties fo:color="#000000" style:font-name="Arial" fo:font-size="10.5pt" fo:font-weight="bold" officeooo:rsid="018394ae" style:font-name-asian="Arial" style:font-name-complex="Arial"/>
    </style:style>
    <style:style style:name="T27" style:family="text">
      <style:text-properties fo:color="#000000" style:font-name="Arial" fo:font-size="10.5pt" fo:font-weight="bold" officeooo:rsid="01a69305" style:font-name-asian="Arial" style:font-name-complex="Arial"/>
    </style:style>
    <style:style style:name="T28" style:family="text">
      <style:text-properties fo:color="#000000" style:font-name="Arial" fo:font-size="10.5pt" fo:font-weight="bold" officeooo:rsid="01a9f766" style:font-name-asian="Arial" style:font-name-complex="Arial"/>
    </style:style>
    <style:style style:name="T29" style:family="text">
      <style:text-properties officeooo:rsid="002ddc41"/>
    </style:style>
    <style:style style:name="T30" style:family="text">
      <style:text-properties officeooo:rsid="002e2dc2"/>
    </style:style>
    <style:style style:name="T31" style:family="text">
      <style:text-properties officeooo:rsid="002fa5d8"/>
    </style:style>
    <style:style style:name="T32" style:family="text">
      <style:text-properties officeooo:rsid="008fced0"/>
    </style:style>
    <style:style style:name="T33" style:family="text">
      <style:text-properties officeooo:rsid="00904890"/>
    </style:style>
    <style:style style:name="T34" style:family="text">
      <style:text-properties officeooo:rsid="0091bf22"/>
    </style:style>
    <style:style style:name="T35" style:family="text">
      <style:text-properties officeooo:rsid="00951061"/>
    </style:style>
    <style:style style:name="T36" style:family="text">
      <style:text-properties officeooo:rsid="0096f0d7"/>
    </style:style>
    <style:style style:name="T37" style:family="text">
      <style:text-properties officeooo:rsid="0099dd53"/>
    </style:style>
    <style:style style:name="T38" style:family="text">
      <style:text-properties officeooo:rsid="009ad821"/>
    </style:style>
    <style:style style:name="T39" style:family="text">
      <style:text-properties officeooo:rsid="009bb4eb"/>
    </style:style>
    <style:style style:name="T40" style:family="text">
      <style:text-properties officeooo:rsid="009d862e"/>
    </style:style>
    <style:style style:name="T41" style:family="text">
      <style:text-properties officeooo:rsid="009f6071"/>
    </style:style>
    <style:style style:name="T42" style:family="text">
      <style:text-properties officeooo:rsid="00a01f56"/>
    </style:style>
    <style:style style:name="T43" style:family="text">
      <style:text-properties officeooo:rsid="00a64cb1"/>
    </style:style>
    <style:style style:name="T44" style:family="text">
      <style:text-properties officeooo:rsid="00a96e82"/>
    </style:style>
    <style:style style:name="T45" style:family="text">
      <style:text-properties officeooo:rsid="00aa4bbb"/>
    </style:style>
    <style:style style:name="T46" style:family="text">
      <style:text-properties officeooo:rsid="00ad39e3"/>
    </style:style>
    <style:style style:name="T47" style:family="text">
      <style:text-properties officeooo:rsid="00aec4e0"/>
    </style:style>
    <style:style style:name="T48" style:family="text">
      <style:text-properties officeooo:rsid="00afeed8"/>
    </style:style>
    <style:style style:name="T49" style:family="text">
      <style:text-properties officeooo:rsid="00b1aa73"/>
    </style:style>
    <style:style style:name="T50" style:family="text">
      <style:text-properties officeooo:rsid="00b45876"/>
    </style:style>
    <style:style style:name="T51" style:family="text">
      <style:text-properties officeooo:rsid="00b4cec8"/>
    </style:style>
    <style:style style:name="T52" style:family="text">
      <style:text-properties officeooo:rsid="00b5ab1d"/>
    </style:style>
    <style:style style:name="T53" style:family="text">
      <style:text-properties officeooo:rsid="00b771b4"/>
    </style:style>
    <style:style style:name="T54" style:family="text">
      <style:text-properties officeooo:rsid="00ba3777"/>
    </style:style>
    <style:style style:name="T55" style:family="text">
      <style:text-properties officeooo:rsid="00bce029"/>
    </style:style>
    <style:style style:name="T56" style:family="text">
      <style:text-properties officeooo:rsid="00c3f56e"/>
    </style:style>
    <style:style style:name="T57" style:family="text">
      <style:text-properties officeooo:rsid="00c7854d"/>
    </style:style>
    <style:style style:name="T58" style:family="text">
      <style:text-properties officeooo:rsid="00c890ed"/>
    </style:style>
    <style:style style:name="T59" style:family="text">
      <style:text-properties officeooo:rsid="00ce18c9"/>
    </style:style>
    <style:style style:name="T60" style:family="text">
      <style:text-properties officeooo:rsid="00d06a0b"/>
    </style:style>
    <style:style style:name="T61" style:family="text">
      <style:text-properties officeooo:rsid="00d2ed1a"/>
    </style:style>
    <style:style style:name="T62" style:family="text">
      <style:text-properties officeooo:rsid="00dec7a8"/>
    </style:style>
    <style:style style:name="T63" style:family="text">
      <style:text-properties officeooo:rsid="00e0a231"/>
    </style:style>
    <style:style style:name="T64" style:family="text">
      <style:text-properties officeooo:rsid="00e25b6d"/>
    </style:style>
    <style:style style:name="T65" style:family="text">
      <style:text-properties officeooo:rsid="00e44255"/>
    </style:style>
    <style:style style:name="T66" style:family="text">
      <style:text-properties officeooo:rsid="00e7281e"/>
    </style:style>
    <style:style style:name="T67" style:family="text">
      <style:text-properties officeooo:rsid="00e90aa2"/>
    </style:style>
    <style:style style:name="T68" style:family="text">
      <style:text-properties officeooo:rsid="00ed867f"/>
    </style:style>
    <style:style style:name="T69" style:family="text">
      <style:text-properties officeooo:rsid="00f0b52e"/>
    </style:style>
    <style:style style:name="T70" style:family="text">
      <style:text-properties officeooo:rsid="00f0fcb2"/>
    </style:style>
    <style:style style:name="T71" style:family="text">
      <style:text-properties officeooo:rsid="00f3d00e"/>
    </style:style>
    <style:style style:name="T72" style:family="text">
      <style:text-properties officeooo:rsid="00f556fe"/>
    </style:style>
    <style:style style:name="T73" style:family="text">
      <style:text-properties officeooo:rsid="00f7491b"/>
    </style:style>
    <style:style style:name="T74" style:family="text">
      <style:text-properties officeooo:rsid="00f864c2"/>
    </style:style>
    <style:style style:name="T75" style:family="text">
      <style:text-properties officeooo:rsid="0100a698"/>
    </style:style>
    <style:style style:name="T76" style:family="text">
      <style:text-properties officeooo:rsid="0106b8f8"/>
    </style:style>
    <style:style style:name="T77" style:family="text">
      <style:text-properties officeooo:rsid="010843ea"/>
    </style:style>
    <style:style style:name="T78" style:family="text">
      <style:text-properties officeooo:rsid="0113e2fa"/>
    </style:style>
    <style:style style:name="T79" style:family="text">
      <style:text-properties officeooo:rsid="01164281"/>
    </style:style>
    <style:style style:name="T80" style:family="text">
      <style:text-properties officeooo:rsid="01188e2a"/>
    </style:style>
    <style:style style:name="T81" style:family="text">
      <style:text-properties officeooo:rsid="01191fd1"/>
    </style:style>
    <style:style style:name="T82" style:family="text">
      <style:text-properties officeooo:rsid="011b9370"/>
    </style:style>
    <style:style style:name="T83" style:family="text">
      <style:text-properties officeooo:rsid="011f274a"/>
    </style:style>
    <style:style style:name="T84" style:family="text">
      <style:text-properties officeooo:rsid="01214028"/>
    </style:style>
    <style:style style:name="T85" style:family="text">
      <style:text-properties officeooo:rsid="012971d0"/>
    </style:style>
    <style:style style:name="T86" style:family="text">
      <style:text-properties officeooo:rsid="012c144b"/>
    </style:style>
    <style:style style:name="T87" style:family="text">
      <style:text-properties officeooo:rsid="013122eb"/>
    </style:style>
    <style:style style:name="T88" style:family="text">
      <style:text-properties officeooo:rsid="01329ca1"/>
    </style:style>
    <style:style style:name="T89" style:family="text">
      <style:text-properties officeooo:rsid="0133873e"/>
    </style:style>
    <style:style style:name="T90" style:family="text">
      <style:text-properties officeooo:rsid="01356d21"/>
    </style:style>
    <style:style style:name="T91" style:family="text">
      <style:text-properties officeooo:rsid="0138b8a5"/>
    </style:style>
    <style:style style:name="T92" style:family="text">
      <style:text-properties officeooo:rsid="013a08ad"/>
    </style:style>
    <style:style style:name="T93" style:family="text">
      <style:text-properties officeooo:rsid="013d9768"/>
    </style:style>
    <style:style style:name="T94" style:family="text">
      <style:text-properties officeooo:rsid="013ddabc"/>
    </style:style>
    <style:style style:name="T95" style:family="text">
      <style:text-properties officeooo:rsid="01462cbe"/>
    </style:style>
    <style:style style:name="T96" style:family="text">
      <style:text-properties officeooo:rsid="014814b1"/>
    </style:style>
    <style:style style:name="T97" style:family="text">
      <style:text-properties officeooo:rsid="0149b80f"/>
    </style:style>
    <style:style style:name="T98" style:family="text">
      <style:text-properties officeooo:rsid="01609872"/>
    </style:style>
    <style:style style:name="T99" style:family="text">
      <style:text-properties officeooo:rsid="0164c23c"/>
    </style:style>
    <style:style style:name="T100" style:family="text">
      <style:text-properties officeooo:rsid="01665939"/>
    </style:style>
    <style:style style:name="T101" style:family="text">
      <style:text-properties officeooo:rsid="017f0048"/>
    </style:style>
    <style:style style:name="T102" style:family="text">
      <style:text-properties officeooo:rsid="0184eae0"/>
    </style:style>
    <style:style style:name="T103" style:family="text">
      <style:text-properties officeooo:rsid="0186b0ab"/>
    </style:style>
    <style:style style:name="T104" style:family="text">
      <style:text-properties officeooo:rsid="01897219"/>
    </style:style>
    <style:style style:name="T105" style:family="text">
      <style:text-properties officeooo:rsid="018b0fd2"/>
    </style:style>
    <style:style style:name="T106" style:family="text">
      <style:text-properties officeooo:rsid="018e52e5"/>
    </style:style>
    <style:style style:name="T107" style:family="text">
      <style:text-properties officeooo:rsid="018ffd97"/>
    </style:style>
    <style:style style:name="T108" style:family="text">
      <style:text-properties officeooo:rsid="0190d89e"/>
    </style:style>
    <style:style style:name="T109" style:family="text">
      <style:text-properties officeooo:rsid="0191dcb9"/>
    </style:style>
    <style:style style:name="T110" style:family="text">
      <style:text-properties officeooo:rsid="01939890"/>
    </style:style>
    <style:style style:name="T111" style:family="text">
      <style:text-properties officeooo:rsid="01975207"/>
    </style:style>
    <style:style style:name="T112" style:family="text">
      <style:text-properties officeooo:rsid="019c927b"/>
    </style:style>
    <style:style style:name="T113" style:family="text">
      <style:text-properties officeooo:rsid="019f9527"/>
    </style:style>
    <style:style style:name="T114" style:family="text">
      <style:text-properties officeooo:rsid="01a0d1dd"/>
    </style:style>
    <style:style style:name="T115" style:family="text">
      <style:text-properties officeooo:rsid="01a3fbd6"/>
    </style:style>
    <style:style style:name="T116" style:family="text">
      <style:text-properties officeooo:rsid="01aa690a"/>
    </style:style>
    <style:style style:name="T117" style:family="text">
      <style:text-properties officeooo:rsid="01aaf4f6"/>
    </style:style>
    <style:style style:name="T118" style:family="text">
      <style:text-properties officeooo:rsid="01acf9ea"/>
    </style:style>
    <style:style style:name="T119" style:family="text">
      <style:text-properties officeooo:rsid="01adeaa1"/>
    </style:style>
    <style:style style:name="T120" style:family="text">
      <style:text-properties officeooo:rsid="01b29c8e"/>
    </style:style>
    <style:style style:name="T121" style:family="text">
      <style:text-properties officeooo:rsid="01b2a044"/>
    </style:style>
    <style:style style:name="T122" style:family="text">
      <style:text-properties officeooo:rsid="01b3abae"/>
    </style:style>
    <style:style style:name="T123" style:family="text">
      <style:text-properties officeooo:rsid="01b57347"/>
    </style:style>
    <style:style style:name="T124" style:family="text">
      <style:text-properties officeooo:rsid="01b6ad9f"/>
    </style:style>
    <style:style style:name="T125" style:family="text">
      <style:text-properties officeooo:rsid="01ba2481"/>
    </style:style>
    <style:style style:name="T126" style:family="text">
      <style:text-properties officeooo:rsid="01bbfc39"/>
    </style:style>
    <style:style style:name="T127" style:family="text">
      <style:text-properties officeooo:rsid="01c31b03"/>
    </style:style>
    <style:style style:name="T128" style:family="text">
      <style:text-properties officeooo:rsid="01c40447"/>
    </style:style>
    <style:style style:name="T129" style:family="text">
      <style:text-properties officeooo:rsid="01c5d645"/>
    </style:style>
    <style:style style:name="T130" style:family="text">
      <style:text-properties officeooo:rsid="01c7ed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-start text:name="__DdeLink__3349_1379718174"/><text:bookmark-start text:name="__DdeLink__4502_3900881364"/><text:bookmark-start text:name="__DdeLink__3359_1379718174"/><text:bookmark-start text:name="__DdeLink__839_2259385566"/><text:bookmark-start text:name="__DdeLink__859_2259385566"/><text:bookmark-start text:name="__DdeLink__906_2259385566"/><text:span text:style-name="T16">UC </text:span><text:span text:style-name="T18">7</text:span><text:span text:style-name="T16">.1 –</text:span><text:span text:style-name="T17">Alterar Veicul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3">UC<text:span text:style-name="T32">7</text:span>.1 – <text:span text:style-name="T32">Alterar Veiculos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1">Pré - Condições</text:p>
          </table:table-cell>
          <table:table-cell table:style-name="Table11.B2" office:value-type="string">
            <text:p text:style-name="P13">PC1</text:p>
          </table:table-cell>
          <table:table-cell table:style-name="Table11.C2" office:value-type="string">
            <text:p text:style-name="P13">O Administrador/<text:span text:style-name="T33">Funcionaário</text:span> deve estar logado no sistema [UC ]</text:p>
          </table:table-cell>
        </table:table-row>
        <table:table-row table:style-name="Table11.3">
          <table:table-cell table:style-name="Table11.A2" office:value-type="string">
            <text:p text:style-name="P11">Atores Envolvidos</text:p>
          </table:table-cell>
          <table:table-cell table:style-name="Table11.C2" table:number-columns-spanned="2" office:value-type="string">
            <text:p text:style-name="P13">Administrador, <text:span text:style-name="T32">Funcionário</text:span></text:p>
          </table:table-cell>
          <table:covered-table-cell/>
        </table:table-row>
        <table:table-row table:style-name="Table11.1">
          <table:table-cell table:style-name="Table11.A2" table:number-rows-spanned="5" office:value-type="string">
            <text:p text:style-name="P11">Fluxo Principal</text:p>
          </table:table-cell>
          <table:table-cell table:style-name="Table11.B2" office:value-type="string">
            <text:p text:style-name="P13">FP1</text:p>
          </table:table-cell>
          <table:table-cell table:style-name="Table11.C2" office:value-type="string">
            <text:p text:style-name="P13">O administrado<text:span text:style-name="T29">r/funcionário</text:span> preencherá o campos <text:span text:style-name="T33">modelo, combustível, placa, ano de fabricação, marca, tipo, chassi e observações</text:span>;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P2</text:p>
          </table:table-cell>
          <table:table-cell table:style-name="Table11.C2" office:value-type="string">
            <text:p text:style-name="P13">Para salvar o <text:span text:style-name="T33">carro</text:span> o <text:span text:style-name="T34">a</text:span>dministrador/<text:span text:style-name="T34">funcionário</text:span> deverá clicar no botão Salvar;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P3</text:p>
          </table:table-cell>
          <table:table-cell table:style-name="Table11.C2" office:value-type="string">
            <text:p text:style-name="P13"><text:bookmark-start text:name="__DdeLink__3019_957038769"/>O sistema emitirá <text:span text:style-name="T30">a </text:span>mensagem de confirmação “<text:span text:style-name="T30">Deseja realmente salvar o registro?</text:span>”;<text:bookmark-end text:name="__DdeLink__3019_957038769"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P4</text:p>
          </table:table-cell>
          <table:table-cell table:style-name="Table11.C2" office:value-type="string">
            <text:p text:style-name="P14"><text:span text:style-name="T30">O</text:span> <text:span text:style-name="T34">a</text:span>ministrador/<text:span text:style-name="T34">funcionário </text:span>confirm<text:span text:style-name="T30">ará</text:span> a mensagem, clicando no botão OK, <text:span text:style-name="T30">e </text:span>o sistema salvará <text:span text:style-name="T30">o registro</text:span> no banco de dados;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P5</text:p>
          </table:table-cell>
          <table:table-cell table:style-name="Table11.C2" office:value-type="string">
            <text:p text:style-name="P13">O sistema emitirá a mensagem “<text:span text:style-name="T34">Registro</text:span> salvo com sucesso!”</text:p>
          </table:table-cell>
        </table:table-row>
        <table:table-row table:style-name="Table11.1">
          <table:table-cell table:style-name="Table11.A2" table:number-rows-spanned="4" office:value-type="string">
            <text:p text:style-name="P11">Fluxos Alternativos</text:p>
          </table:table-cell>
          <table:table-cell table:style-name="Table11.B2" office:value-type="string">
            <text:p text:style-name="P13">FA1</text:p>
          </table:table-cell>
          <table:table-cell table:style-name="Table11.C2" office:value-type="string">
            <text:p text:style-name="P13">Se o <text:span text:style-name="T34">carro</text:span> já estiver salv<text:span text:style-name="T30">o</text:span> no banco de dados o sistema salvará as modificações realizadas no registr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A2</text:p>
          </table:table-cell>
          <table:table-cell table:style-name="Table11.C2" office:value-type="string">
            <text:p text:style-name="P13">Se o <text:span text:style-name="T34">a</text:span>dministrador/<text:span text:style-name="T34">funcionário</text:span> clicar no botão Cancelar, todas as alterações não salvas serão descartadas, <text:span text:style-name="T30">e ele retornará para a Tela Principal</text:span>. <text:s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">FA<text:span text:style-name="T53">3</text:span></text:p>
          </table:table-cell>
          <table:table-cell table:style-name="Table11.C2" office:value-type="string">
            <text:p text:style-name="P13">Se o <text:span text:style-name="T34">a</text:span>dministrador/<text:span text:style-name="T34">funcionario</text:span> não tiver preenchido algum dos campos <text:span text:style-name="T30">obrigatórios </text:span>do formulário o sistema emitirá a mensagem “<text:span text:style-name="T34">Por favor preencha os campos </text:span>obrigatório<text:span text:style-name="T34">s!</text:span>” e não procederá com o salvamento do registro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67">FA4</text:p>
          </table:table-cell>
          <table:table-cell table:style-name="Table11.C12" office:value-type="string">
            <text:p text:style-name="P59">Se o <text:span text:style-name="T34">a</text:span>dministrador/<text:span text:style-name="T34">funcionário</text:span> clicar no botão Sair<text:span text:style-name="T30"> ele retornará para a Tela Principal</text:span>. <text:s/></text:p>
          </table:table-cell>
        </table:table-row>
        <table:table-row table:style-name="Table11.1">
          <table:table-cell table:style-name="Table11.A2" table:number-rows-spanned="4" office:value-type="string">
            <text:p text:style-name="P11">Regras de Negócio</text:p>
          </table:table-cell>
          <table:table-cell table:style-name="Table11.B2" office:value-type="string">
            <text:p text:style-name="P13">RN1</text:p>
          </table:table-cell>
          <table:table-cell table:style-name="Table11.C2" office:value-type="string">
            <text:p text:style-name="P13"><text:span text:style-name="T34">A placa do carro deve ter 3 letras e 4 números</text:span>;</text:p>
          </table:table-cell>
        </table:table-row>
        <table:table-row table:style-name="Table11.1">
          <table:covered-table-cell/>
          <table:table-cell table:style-name="Table11.B14" office:value-type="string">
            <text:p text:style-name="P21">RN2</text:p>
          </table:table-cell>
          <table:table-cell table:style-name="Table11.C14" office:value-type="string">
            <text:p text:style-name="P21">O campo placa não pode ficar em branco;</text:p>
          </table:table-cell>
        </table:table-row>
        <table:table-row table:style-name="Table11.1">
          <table:covered-table-cell/>
          <table:table-cell table:style-name="Table11.B14" office:value-type="string">
            <text:p text:style-name="P21">RN3</text:p>
          </table:table-cell>
          <table:table-cell table:style-name="Table11.C14" office:value-type="string">
            <text:p text:style-name="P21">O campo tipo não pode ficar em branco;</text:p>
          </table:table-cell>
        </table:table-row>
        <table:table-row table:style-name="Table11.1">
          <table:covered-table-cell/>
          <table:table-cell table:style-name="Table11.B14" office:value-type="string">
            <text:p text:style-name="P21">RN4</text:p>
          </table:table-cell>
          <table:table-cell table:style-name="Table11.C14" office:value-type="string">
            <text:p text:style-name="P21">O campo chassi não pode ficar em branco;</text:p>
          </table:table-cell>
        </table:table-row>
        <table:table-row>
          <table:table-cell table:style-name="Table11.A2" office:value-type="string">
            <text:p text:style-name="P11">Pós Condições</text:p>
          </table:table-cell>
          <table:table-cell table:style-name="Table11.B2" office:value-type="string">
            <text:p text:style-name="P13">PC1</text:p>
          </table:table-cell>
          <table:table-cell table:style-name="Table11.C2" office:value-type="string">
            <text:p text:style-name="P13">O <text:span text:style-name="T36">veiculo</text:span> deverá estar salvo no banco de dados</text:p>
          </table:table-cell>
        </table:table-row>
        <table:table-row table:style-name="Table11.1">
          <table:table-cell table:style-name="Table11.A2" office:value-type="string">
            <text:p text:style-name="P11">Casos de Uso Afetados</text:p>
          </table:table-cell>
          <table:table-cell table:style-name="Table11.C2" table:number-columns-spanned="2" office:value-type="string">
            <text:p text:style-name="P13">UC<text:span text:style-name="T35">7</text:span>.<text:span text:style-name="T30">0</text:span></text:p>
          </table:table-cell>
          <table:covered-table-cell/>
        </table:table-row>
      </table:table>
      <text:p text:style-name="P3"/>
      <text:p text:style-name="P5"><text:bookmark text:name="__DdeLink__3261_883659474"/></text:p>
      <text:p text:style-name="P1">UC <text:span text:style-name="T36">7</text:span>.2 – <text:span text:style-name="T36">Listar Veicul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9"><text:span text:style-name="T1"> </text:span><text:span text:style-name="T2">UC</text:span><text:span text:style-name="T3">7</text:span><text:span text:style-name="T2">.2 – </text:span><text:span text:style-name="T4">Listar Veiculo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1">Pré - Condições</text:p>
          </table:table-cell>
          <table:table-cell table:style-name="Table12.B2" office:value-type="string">
            <text:p text:style-name="P13">PC1</text:p>
          </table:table-cell>
          <table:table-cell table:style-name="Table12.C2" office:value-type="string">
            <text:p text:style-name="P13">O <text:span text:style-name="T36">a</text:span>dministrador/<text:span text:style-name="T36">funcionário</text:span> deve estar logado no sistema [U<text:span text:style-name="T36">C </text:span>]</text:p>
          </table:table-cell>
        </table:table-row>
        <table:table-row table:style-name="Table12.3">
          <table:table-cell table:style-name="Table12.A2" office:value-type="string">
            <text:p text:style-name="P11">Atores Envolvidos</text:p>
          </table:table-cell>
          <table:table-cell table:style-name="Table12.C2" table:number-columns-spanned="2" office:value-type="string">
            <text:p text:style-name="P13">Administrador/<text:span text:style-name="T36">Funcionário</text:span></text:p>
          </table:table-cell>
          <table:covered-table-cell/>
        </table:table-row>
        <table:table-row table:style-name="Table12.1">
          <table:table-cell table:style-name="Table12.A2" table:number-rows-spanned="3" office:value-type="string">
            <text:p text:style-name="P11">Fluxo Principal</text:p>
          </table:table-cell>
          <table:table-cell table:style-name="Table12.B2" office:value-type="string">
            <text:p text:style-name="P13">FP1</text:p>
          </table:table-cell>
          <table:table-cell table:style-name="Table12.C2" office:value-type="string">
            <text:p text:style-name="P13">O administrador/<text:span text:style-name="T36">funcionário</text:span> preencherá o campo <text:span text:style-name="T36">placa ou o campo modelo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3">FP2</text:p>
          </table:table-cell>
          <table:table-cell table:style-name="Table12.C2" office:value-type="string">
            <text:p text:style-name="P13">Para buscar o <text:span text:style-name="T36">veiculo </text:span>o <text:span text:style-name="T36">a</text:span>ministrador/<text:span text:style-name="T36">funcionário</text:span> deverá clicar <text:soft-page-break/>no botão <text:span text:style-name="T36">Pesquisar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3">FP3</text:p>
          </table:table-cell>
          <table:table-cell table:style-name="Table12.C2" office:value-type="string">
            <text:p text:style-name="P13">O sistema listará todos os resultados encontrados.</text:p>
          </table:table-cell>
        </table:table-row>
        <table:table-row table:style-name="Table12.1">
          <table:table-cell table:style-name="Table12.A2" table:number-rows-spanned="5" office:value-type="string">
            <text:p text:style-name="P11">Fluxos Alternativos</text:p>
          </table:table-cell>
          <table:table-cell table:style-name="Table12.B2" office:value-type="string">
            <text:p text:style-name="P13">FA1</text:p>
          </table:table-cell>
          <table:table-cell table:style-name="Table12.C2" office:value-type="string">
            <text:p text:style-name="P15"><text:bookmark-start text:name="__DdeLink__3264_883659474"/>Se o administrador/<text:span text:style-name="T36">funcionário </text:span>clicar no botão <text:span text:style-name="T31">Novo ele será redirecionado a tela de Edição de Veiculos.</text:span><text:bookmark-end text:name="__DdeLink__3264_883659474"/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3">FA2</text:p>
          </table:table-cell>
          <table:table-cell table:style-name="Table12.C2" office:value-type="string">
            <text:p text:style-name="P16">Se o administrador/<text:span text:style-name="T36">funcionário</text:span> clicar <text:span text:style-name="T31">em uma das listagens e </text:span>no botão <text:span text:style-name="T31">Editar ele será redirecionado a tela de Edição de Veiculos, e os dados da listagem serão carregados.</text:span></text:p>
          </table:table-cell>
        </table:table-row>
        <table:table-row table:style-name="Table12.1">
          <table:covered-table-cell/>
          <table:table-cell table:style-name="Table12.B9" office:value-type="string">
            <text:p text:style-name="P18">FA<text:span text:style-name="T31">3</text:span></text:p>
          </table:table-cell>
          <table:table-cell table:style-name="Table12.C9" office:value-type="string">
            <text:p text:style-name="P15"><text:bookmark-start text:name="__DdeLink__3264_8836594741"/>Se o administrador/<text:span text:style-name="T36">funcionário </text:span>clicar no botão <text:span text:style-name="T39">Relatorio, será </text:span><text:bookmark-end text:name="__DdeLink__3264_8836594741"/><text:span text:style-name="T39">exibido um arquivo PDF mostrando todos os Veiculos situados na busca.</text:span></text:p>
          </table:table-cell>
        </table:table-row>
        <table:table-row table:style-name="Table12.1">
          <table:covered-table-cell/>
          <table:table-cell table:style-name="Table12.B9" office:value-type="string">
            <text:p text:style-name="P23">FA4</text:p>
          </table:table-cell>
          <table:table-cell table:style-name="Table12.C9" office:value-type="string">
            <text:p text:style-name="P19"><text:bookmark-start text:name="__DdeLink__3264_8836594743"/>Se o administrador/<text:span text:style-name="T36">funcionário </text:span>clicar <text:span text:style-name="T40">em um dos registros e </text:span>no botão <text:span text:style-name="T39">Deletar</text:span><text:bookmark-end text:name="__DdeLink__3264_8836594743"/><text:span text:style-name="T39">, o respectivo registro será removido do banco de dados.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8">FA<text:span text:style-name="T39">5</text:span></text:p>
          </table:table-cell>
          <table:table-cell table:style-name="Table12.C2" office:value-type="string">
            <text:p text:style-name="P17">Se o administrador/<text:span text:style-name="T36">funcionário</text:span> não tiver preenchido o campo <text:span text:style-name="T38">de busca, o </text:span>sistema listará todos os <text:span text:style-name="T37">Veiculos</text:span>.</text:p>
          </table:table-cell>
        </table:table-row>
        <table:table-row table:style-name="Table12.1">
          <table:table-cell table:style-name="Table12.A2" office:value-type="string">
            <text:p text:style-name="P11">Regras de Negócio</text:p>
          </table:table-cell>
          <table:table-cell table:style-name="Table12.B2" office:value-type="string">
            <text:p text:style-name="P33"/>
          </table:table-cell>
          <table:table-cell table:style-name="Table12.C2" office:value-type="string">
            <text:p text:style-name="P25">NDA</text:p>
          </table:table-cell>
        </table:table-row>
        <table:table-row>
          <table:table-cell table:style-name="Table12.A2" table:number-rows-spanned="2" office:value-type="string">
            <text:p text:style-name="P11">Pós Condições</text:p>
          </table:table-cell>
          <table:table-cell table:style-name="Table12.B2" office:value-type="string">
            <text:p text:style-name="P25">PC1</text:p>
          </table:table-cell>
          <table:table-cell table:style-name="Table12.C2" office:value-type="string">
            <text:p text:style-name="P25"><text:s/>O <text:bookmark-start text:name="__DdeLink__4494_3900881364"/>administrador/<text:span text:style-name="T41">funcionario</text:span><text:bookmark-end text:name="__DdeLink__4494_3900881364"/> poderá estar na tel<text:span text:style-name="T31">a</text:span> <text:span text:style-name="T31">Edição de</text:span> <text:span text:style-name="T42">Veiculos.</text:span></text:p>
          </table:table-cell>
        </table:table-row>
        <table:table-row>
          <table:covered-table-cell/>
          <table:table-cell table:style-name="Table12.B9" office:value-type="string">
            <text:p text:style-name="P29">PC2</text:p>
          </table:table-cell>
          <table:table-cell table:style-name="Table12.C9" office:value-type="string">
            <text:p text:style-name="P31">O <text:s/>administrador/<text:span text:style-name="T41">funcionario </text:span>poderá visualizar o relatório.</text:p>
          </table:table-cell>
        </table:table-row>
        <table:table-row table:style-name="Table12.1">
          <table:table-cell table:style-name="Table12.A2" office:value-type="string">
            <text:p text:style-name="P11">Casos de Uso Afetados</text:p>
          </table:table-cell>
          <table:table-cell table:style-name="Table12.C2" table:number-columns-spanned="2" office:value-type="string">
            <text:p text:style-name="P27">NDA.</text:p>
          </table:table-cell>
          <table:covered-table-cell/>
        </table:table-row>
      </table:table>
      <text:p text:style-name="P3"><text:bookmark-end text:name="__DdeLink__4502_3900881364"/></text:p>
      <text:p text:style-name="P1"><text:bookmark-end text:name="__DdeLink__3349_1379718174"/><text:bookmark-end text:name="__DdeLink__906_2259385566"/><text:bookmark-end text:name="__DdeLink__859_2259385566"/><text:bookmark-end text:name="__DdeLink__839_2259385566"/><text:bookmark-end text:name="__DdeLink__3359_1379718174"/></text:p>
      <text:p text:style-name="P8"><text:bookmark-start text:name="__DdeLink__937_2259385566"/><text:span text:style-name="T16">UC </text:span><text:span text:style-name="T19">8</text:span><text:span text:style-name="T16">.1 –</text:span><text:span text:style-name="T17">Alterar </text:span><text:span text:style-name="T19">Entrega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0">UC<text:span text:style-name="T43">8</text:span>.1 – <text:span text:style-name="T32">Alterar Entrega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>Pré - Condições</text:p>
          </table:table-cell>
          <table:table-cell table:style-name="Tabela1.B2" office:value-type="string">
            <text:p text:style-name="P20">PC1</text:p>
          </table:table-cell>
          <table:table-cell table:style-name="Tabela1.C2" office:value-type="string">
            <text:p text:style-name="P20">O Administrador/<text:span text:style-name="T33">Funcionário</text:span> deve estar logado no sistema [UC ]</text:p>
          </table:table-cell>
        </table:table-row>
        <table:table-row table:style-name="Tabela1.3">
          <table:table-cell table:style-name="Tabela1.A2" office:value-type="string">
            <text:p text:style-name="P12">Atores Envolvidos</text:p>
          </table:table-cell>
          <table:table-cell table:style-name="Tabela1.C2" table:number-columns-spanned="2" office:value-type="string">
            <text:p text:style-name="P20">Administrador, <text:span text:style-name="T32">Funcionário</text:span>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2">Fluxo Principal</text:p>
          </table:table-cell>
          <table:table-cell table:style-name="Tabela1.B2" office:value-type="string">
            <text:p text:style-name="P20">FP1</text:p>
          </table:table-cell>
          <table:table-cell table:style-name="Tabela1.C2" office:value-type="string">
            <text:p text:style-name="P20">O administrado<text:span text:style-name="T29">r/funcionário</text:span> preencherá o campos <text:span text:style-name="T44">venda, motorista, veiculo, endereço, barirro/distrito, municipio, chassi e observações</text:span>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0">FP2</text:p>
          </table:table-cell>
          <table:table-cell table:style-name="Tabela1.C2" office:value-type="string">
            <text:p text:style-name="P20">Para salvar <text:span text:style-name="T45">a entrega</text:span> o <text:span text:style-name="T34">a</text:span>dministrador/<text:span text:style-name="T34">funcionário</text:span> deverá clicar no botão Salvar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0">FP3</text:p>
          </table:table-cell>
          <table:table-cell table:style-name="Tabela1.C2" office:value-type="string">
            <text:p text:style-name="P20"><text:bookmark-start text:name="__DdeLink__3019_9570387691"/>O sistema emitirá <text:span text:style-name="T30">a </text:span>mensagem de confirmação “<text:span text:style-name="T30">Deseja realmente salvar o registro?</text:span>”;<text:bookmark-end text:name="__DdeLink__3019_9570387691"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0">FP4</text:p>
          </table:table-cell>
          <table:table-cell table:style-name="Tabela1.C2" office:value-type="string">
            <text:p text:style-name="P20"><text:span text:style-name="T30">O</text:span> <text:span text:style-name="T34">a</text:span>ministrador/<text:span text:style-name="T34">funcionário </text:span>confirm<text:span text:style-name="T30">ará</text:span> a mensagem, clicando no botão OK, <text:span text:style-name="T30">e </text:span>o sistema salvará <text:span text:style-name="T30">o registro</text:span> no banco de dados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0">FP5</text:p>
          </table:table-cell>
          <table:table-cell table:style-name="Tabela1.C2" office:value-type="string">
            <text:p text:style-name="P20">O sistema emitirá a mensagem “<text:span text:style-name="T34">Registro</text:span> salvo com sucesso!”</text:p>
          </table:table-cell>
        </table:table-row>
        <table:table-row table:style-name="Tabela1.1">
          <table:table-cell table:style-name="Tabela1.A2" table:number-rows-spanned="4" office:value-type="string">
            <text:p text:style-name="P12">Fluxos Alternativos</text:p>
          </table:table-cell>
          <table:table-cell table:style-name="Tabela1.B2" office:value-type="string">
            <text:p text:style-name="P20">FA1</text:p>
          </table:table-cell>
          <table:table-cell table:style-name="Tabela1.C2" office:value-type="string">
            <text:p text:style-name="P20">Se <text:span text:style-name="T45">a entrega</text:span> já estiver salv<text:span text:style-name="T54">a</text:span>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0">FA2</text:p>
          </table:table-cell>
          <table:table-cell table:style-name="Tabela1.C2" office:value-type="string">
            <text:p text:style-name="P20">Se o <text:span text:style-name="T34">a</text:span>dministrador/<text:span text:style-name="T34">funcionário</text:span> clicar no botão Cancelar, todas as alterações não salvas serão descartadas, <text:span text:style-name="T30">e ele retornará para a Tela Principal</text:span>. <text:s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20">FA<text:span text:style-name="T55">3</text:span></text:p>
          </table:table-cell>
          <table:table-cell table:style-name="Tabela1.C2" office:value-type="string">
            <text:p text:style-name="P20">Se o <text:span text:style-name="T34">a</text:span>dministrador/<text:span text:style-name="T34">funcionario</text:span> não tiver preenchido algum dos campos <text:span text:style-name="T30">obrigatórios </text:span>do formulário o sistema emitirá a mensagem “<text:span text:style-name="T34">Por favor preencha os campos </text:span>obrigatório<text:span text:style-name="T34">s!</text:span>” e não procederá <text:soft-page-break/>com o salvamento do registro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58">FA4</text:p>
          </table:table-cell>
          <table:table-cell table:style-name="Tabela1.C12" office:value-type="string">
            <text:p text:style-name="P58"><text:bookmark-start text:name="__DdeLink__830_2259385566"/>Se o <text:span text:style-name="T34">a</text:span>dministrador/<text:span text:style-name="T34">funcionário</text:span> clicar no botão Sair<text:span text:style-name="T30"> ele retornará para a Tela Principal</text:span>. <text:s/><text:bookmark-end text:name="__DdeLink__830_2259385566"/></text:p>
          </table:table-cell>
        </table:table-row>
        <table:table-row table:style-name="Tabela1.1">
          <table:table-cell table:style-name="Tabela1.A2" table:number-rows-spanned="6" office:value-type="string">
            <text:p text:style-name="P12">Regras de Negócio</text:p>
          </table:table-cell>
          <table:table-cell table:style-name="Tabela1.B2" office:value-type="string">
            <text:p text:style-name="P20">RN1</text:p>
          </table:table-cell>
          <table:table-cell table:style-name="Tabela1.C2" office:value-type="string">
            <text:p text:style-name="P20"><text:span text:style-name="T46">O campo venda não pode ficar em branco</text:span>;</text:p>
          </table:table-cell>
        </table:table-row>
        <table:table-row table:style-name="Tabela1.1">
          <table:covered-table-cell/>
          <table:table-cell table:style-name="Tabela1.B14" office:value-type="string">
            <text:p text:style-name="P22">RN2</text:p>
          </table:table-cell>
          <table:table-cell table:style-name="Tabela1.C14" office:value-type="string">
            <text:p text:style-name="P22">O campo <text:span text:style-name="T47">motorista</text:span> não pode ficar em branco;</text:p>
          </table:table-cell>
        </table:table-row>
        <table:table-row table:style-name="Tabela1.1">
          <table:covered-table-cell/>
          <table:table-cell table:style-name="Tabela1.B14" office:value-type="string">
            <text:p text:style-name="P22">RN3</text:p>
          </table:table-cell>
          <table:table-cell table:style-name="Tabela1.C14" office:value-type="string">
            <text:p text:style-name="P22">O campo <text:span text:style-name="T48">veiculo</text:span> não pode ficar em branco;</text:p>
          </table:table-cell>
        </table:table-row>
        <table:table-row table:style-name="Tabela1.1">
          <table:covered-table-cell/>
          <table:table-cell table:style-name="Tabela1.B14" office:value-type="string">
            <text:p text:style-name="P22">RN4</text:p>
          </table:table-cell>
          <table:table-cell table:style-name="Tabela1.C14" office:value-type="string">
            <text:p text:style-name="P22">O campo <text:span text:style-name="T49">endereço</text:span> não pode ficar em branco;</text:p>
          </table:table-cell>
        </table:table-row>
        <table:table-row table:style-name="Tabela1.1">
          <table:covered-table-cell/>
          <table:table-cell table:style-name="Tabela1.B14" office:value-type="string">
            <text:p text:style-name="P40">RN5</text:p>
          </table:table-cell>
          <table:table-cell table:style-name="Tabela1.C14" office:value-type="string">
            <text:p text:style-name="P40"><text:bookmark-start text:name="__DdeLink__827_2259385566"/>O campo bairro/distrito não pode ficar em branco;<text:bookmark-end text:name="__DdeLink__827_2259385566"/></text:p>
          </table:table-cell>
        </table:table-row>
        <table:table-row table:style-name="Tabela1.1">
          <table:covered-table-cell/>
          <table:table-cell table:style-name="Tabela1.B14" office:value-type="string">
            <text:p text:style-name="P43">RN6</text:p>
          </table:table-cell>
          <table:table-cell table:style-name="Tabela1.C14" office:value-type="string">
            <text:p text:style-name="P41">O campo <text:span text:style-name="T50">municipio</text:span> não pode ficar em branco;</text:p>
          </table:table-cell>
        </table:table-row>
        <table:table-row>
          <table:table-cell table:style-name="Tabela1.A2" office:value-type="string">
            <text:p text:style-name="P12">Pós Condições</text:p>
          </table:table-cell>
          <table:table-cell table:style-name="Tabela1.B2" office:value-type="string">
            <text:p text:style-name="P20">PC1</text:p>
          </table:table-cell>
          <table:table-cell table:style-name="Tabela1.C2" office:value-type="string">
            <text:p text:style-name="P20"><text:span text:style-name="T51">A entrega</text:span> deverá estar salvo no banco de dados</text:p>
          </table:table-cell>
        </table:table-row>
        <table:table-row table:style-name="Tabela1.1">
          <table:table-cell table:style-name="Tabela1.A2" office:value-type="string">
            <text:p text:style-name="P12">Casos de Uso Afetados</text:p>
          </table:table-cell>
          <table:table-cell table:style-name="Tabela1.C2" table:number-columns-spanned="2" office:value-type="string">
            <text:p text:style-name="P20">UC<text:span text:style-name="T52">8</text:span>.<text:span text:style-name="T30">0</text:span></text:p>
          </table:table-cell>
          <table:covered-table-cell/>
        </table:table-row>
      </table:table>
      <text:p text:style-name="P4"><text:bookmark-end text:name="__DdeLink__937_2259385566"/></text:p>
      <text:p text:style-name="P6"><text:bookmark text:name="__DdeLink__3261_8836594741"/></text:p>
      <text:p text:style-name="P2">UC <text:span text:style-name="T56">8</text:span>.2 – <text:span text:style-name="T36">Listar Entrega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0"><text:span text:style-name="T1"> </text:span><text:span text:style-name="T2">UC</text:span><text:span text:style-name="T5">8</text:span><text:span text:style-name="T2">.2 – </text:span><text:span text:style-name="T6">Listar Entrega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2">Pré - Condições</text:p>
          </table:table-cell>
          <table:table-cell table:style-name="Tabela2.B2" office:value-type="string">
            <text:p text:style-name="P20">PC1</text:p>
          </table:table-cell>
          <table:table-cell table:style-name="Tabela2.C2" office:value-type="string">
            <text:p text:style-name="P20">O <text:span text:style-name="T36">a</text:span>dministrador/<text:span text:style-name="T36">funcionário</text:span> deve estar logado no sistema [U<text:span text:style-name="T36">C </text:span>]</text:p>
          </table:table-cell>
        </table:table-row>
        <table:table-row table:style-name="Tabela2.3">
          <table:table-cell table:style-name="Tabela2.A2" office:value-type="string">
            <text:p text:style-name="P12">Atores Envolvidos</text:p>
          </table:table-cell>
          <table:table-cell table:style-name="Tabela2.C2" table:number-columns-spanned="2" office:value-type="string">
            <text:p text:style-name="P20">Administrador/<text:span text:style-name="T36">Funcionário</text:span></text:p>
          </table:table-cell>
          <table:covered-table-cell/>
        </table:table-row>
        <table:table-row table:style-name="Tabela2.1">
          <table:table-cell table:style-name="Tabela2.A2" table:number-rows-spanned="3" office:value-type="string">
            <text:p text:style-name="P12">Fluxo Principal</text:p>
          </table:table-cell>
          <table:table-cell table:style-name="Tabela2.B2" office:value-type="string">
            <text:p text:style-name="P20">FP1</text:p>
          </table:table-cell>
          <table:table-cell table:style-name="Tabela2.C2" office:value-type="string">
            <text:p text:style-name="P20">O administrador/<text:span text:style-name="T36">funcionário</text:span> preencherá o campo <text:span text:style-name="T57">codigo de venda</text:span>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0">FP2</text:p>
          </table:table-cell>
          <table:table-cell table:style-name="Tabela2.C2" office:value-type="string">
            <text:p text:style-name="P20">Para buscar <text:span text:style-name="T58">a entrega </text:span>o <text:span text:style-name="T36">a</text:span>ministrador/<text:span text:style-name="T36">funcionário</text:span> deverá clicar no botão <text:span text:style-name="T36">Pesquisar</text:span>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0">FP3</text:p>
          </table:table-cell>
          <table:table-cell table:style-name="Tabela2.C2" office:value-type="string">
            <text:p text:style-name="P20">O sistema listará todos os resultados encontrados.</text:p>
          </table:table-cell>
        </table:table-row>
        <table:table-row table:style-name="Tabela2.1">
          <table:table-cell table:style-name="Tabela2.A2" table:number-rows-spanned="5" office:value-type="string">
            <text:p text:style-name="P12">Fluxos Alternativos</text:p>
          </table:table-cell>
          <table:table-cell table:style-name="Tabela2.B2" office:value-type="string">
            <text:p text:style-name="P20">FA1</text:p>
          </table:table-cell>
          <table:table-cell table:style-name="Tabela2.C2" office:value-type="string">
            <text:p text:style-name="P20"><text:bookmark-start text:name="__DdeLink__3264_8836594744"/>Se o administrador/<text:span text:style-name="T36">funcionário </text:span>clicar no botão <text:span text:style-name="T31">Novo ele será redirecionado a tela de Edição de Entregas.</text:span><text:bookmark-end text:name="__DdeLink__3264_8836594744"/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0">FA2</text:p>
          </table:table-cell>
          <table:table-cell table:style-name="Tabela2.C2" office:value-type="string">
            <text:p text:style-name="P20">Se o administrador/<text:span text:style-name="T36">funcionário</text:span> clicar <text:span text:style-name="T31">em uma das listagens e </text:span>no botão <text:span text:style-name="T31">Editar ele será redirecionado a tela de Edição de Entregas, e os dados da listagem serão carregados.</text:span></text:p>
          </table:table-cell>
        </table:table-row>
        <table:table-row table:style-name="Tabela2.1">
          <table:covered-table-cell/>
          <table:table-cell table:style-name="Tabela2.B9" office:value-type="string">
            <text:p text:style-name="P20">FA<text:span text:style-name="T31">3</text:span></text:p>
          </table:table-cell>
          <table:table-cell table:style-name="Tabela2.C9" office:value-type="string">
            <text:p text:style-name="P20"><text:bookmark-start text:name="__DdeLink__3264_88365947411"/>Se o administrador/<text:span text:style-name="T36">funcionário </text:span>clicar no botão <text:span text:style-name="T39">Relatorio, será </text:span><text:bookmark-end text:name="__DdeLink__3264_88365947411"/><text:span text:style-name="T39">exibido um arquivo PDF mostrando todas as Entregas situadas na busca.</text:span></text:p>
          </table:table-cell>
        </table:table-row>
        <table:table-row table:style-name="Tabela2.1">
          <table:covered-table-cell/>
          <table:table-cell table:style-name="Tabela2.B9" office:value-type="string">
            <text:p text:style-name="P24">FA4</text:p>
          </table:table-cell>
          <table:table-cell table:style-name="Tabela2.C9" office:value-type="string">
            <text:p text:style-name="P20"><text:bookmark-start text:name="__DdeLink__3264_88365947431"/>Se o administrador/<text:span text:style-name="T36">funcionário </text:span>clicar <text:span text:style-name="T40">em um dos registros e </text:span>no botão <text:span text:style-name="T39">Deletar</text:span><text:bookmark-end text:name="__DdeLink__3264_88365947431"/><text:span text:style-name="T39">, o respectivo registro será removido do banco de dados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20">FA<text:span text:style-name="T39">5</text:span></text:p>
          </table:table-cell>
          <table:table-cell table:style-name="Tabela2.C2" office:value-type="string">
            <text:p text:style-name="P20">Se o administrador/<text:span text:style-name="T36">funcionário</text:span> não tiver preenchido o campo <text:span text:style-name="T38">de busca, o </text:span>sistema listará tod<text:span text:style-name="T59">as as Entregas</text:span>.</text:p>
          </table:table-cell>
        </table:table-row>
        <table:table-row table:style-name="Tabela2.1">
          <table:table-cell table:style-name="Tabela2.A2" office:value-type="string">
            <text:p text:style-name="P12">Regras de Negócio</text:p>
          </table:table-cell>
          <table:table-cell table:style-name="Tabela2.B2" office:value-type="string">
            <text:p text:style-name="P34"/>
          </table:table-cell>
          <table:table-cell table:style-name="Tabela2.C2" office:value-type="string">
            <text:p text:style-name="P26">NDA</text:p>
          </table:table-cell>
        </table:table-row>
        <table:table-row>
          <table:table-cell table:style-name="Tabela2.A2" table:number-rows-spanned="2" office:value-type="string">
            <text:p text:style-name="P12">Pós Condições</text:p>
          </table:table-cell>
          <table:table-cell table:style-name="Tabela2.B2" office:value-type="string">
            <text:p text:style-name="P26">PC1</text:p>
          </table:table-cell>
          <table:table-cell table:style-name="Tabela2.C2" office:value-type="string">
            <text:p text:style-name="P26"><text:s/>O <text:bookmark-start text:name="__DdeLink__4494_39008813641"/>administrador/<text:span text:style-name="T41">funcionario</text:span><text:bookmark-end text:name="__DdeLink__4494_39008813641"/> poderá estar na tel<text:span text:style-name="T31">a</text:span> <text:span text:style-name="T31">Edição de</text:span> <text:span text:style-name="T60">Entregas.</text:span></text:p>
          </table:table-cell>
        </table:table-row>
        <table:table-row>
          <table:covered-table-cell/>
          <table:table-cell table:style-name="Tabela2.B9" office:value-type="string">
            <text:p text:style-name="P30">PC2</text:p>
          </table:table-cell>
          <table:table-cell table:style-name="Tabela2.C9" office:value-type="string">
            <text:p text:style-name="P32">O <text:s/>administrador/<text:span text:style-name="T41">funcionario </text:span>poderá visualizar o relatório.</text:p>
          </table:table-cell>
        </table:table-row>
        <table:table-row table:style-name="Tabela2.1">
          <table:table-cell table:style-name="Tabela2.A2" office:value-type="string">
            <text:p text:style-name="P12">Casos de Uso Afetados</text:p>
          </table:table-cell>
          <table:table-cell table:style-name="Tabela2.C2" table:number-columns-spanned="2" office:value-type="string">
            <text:p text:style-name="P28">NDA.</text:p>
          </table:table-cell>
          <table:covered-table-cell/>
        </table:table-row>
      </table:table>
      <text:p text:style-name="P119"><text:bookmark-start text:name="__DdeLink__4502_39008813641"/><text:soft-page-break/><text:span text:style-name="T16">UC </text:span><text:span text:style-name="T20">9</text:span><text:span text:style-name="T16">.1 –</text:span><text:span text:style-name="T17">Alterar </text:span><text:span text:style-name="T20">Compras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45">UC<text:span text:style-name="T61">9</text:span>.1 – <text:span text:style-name="T32">Alterar Compra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53">Pré - Condições</text:p>
          </table:table-cell>
          <table:table-cell table:style-name="Tabela3.B2" office:value-type="string">
            <text:p text:style-name="P45">PC1</text:p>
          </table:table-cell>
          <table:table-cell table:style-name="Tabela3.C2" office:value-type="string">
            <text:p text:style-name="P45">O Administrador deve estar logado no sistema [UC ]</text:p>
          </table:table-cell>
        </table:table-row>
        <table:table-row table:style-name="Tabela3.3">
          <table:table-cell table:style-name="Tabela3.A2" office:value-type="string">
            <text:p text:style-name="P53">Atores Envolvidos</text:p>
          </table:table-cell>
          <table:table-cell table:style-name="Tabela3.C2" table:number-columns-spanned="2" office:value-type="string">
            <text:p text:style-name="P45">Administrador</text:p>
          </table:table-cell>
          <table:covered-table-cell/>
        </table:table-row>
        <table:table-row table:style-name="Tabela3.1">
          <table:table-cell table:style-name="Tabela3.A2" table:number-rows-spanned="6" office:value-type="string">
            <text:p text:style-name="P53">Fluxo Principal</text:p>
          </table:table-cell>
          <table:table-cell table:style-name="Tabela3.B2" office:value-type="string">
            <text:p text:style-name="P45">FP1</text:p>
          </table:table-cell>
          <table:table-cell table:style-name="Tabela3.C2" office:value-type="string">
            <text:p text:style-name="P45">O administrado<text:span text:style-name="T29">r</text:span> preencherá o campos <text:span text:style-name="T33">produto, quantidade, fornecedor</text:span>;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45">FP2</text:p>
          </table:table-cell>
          <table:table-cell table:style-name="Tabela3.C5" office:value-type="string">
            <text:p text:style-name="P75">Para adicionar o item a compra, o administrador deverá clicar no botão adiciona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6">FP3</text:p>
          </table:table-cell>
          <table:table-cell table:style-name="Tabela3.C2" office:value-type="string">
            <text:p text:style-name="P45">Para salvar <text:span text:style-name="T62">a compra</text:span> o <text:span text:style-name="T34">a</text:span>dministrador deverá clicar no botão <text:span text:style-name="T63">Finalizar Compra</text:span>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5">FP3</text:p>
          </table:table-cell>
          <table:table-cell table:style-name="Tabela3.C2" office:value-type="string">
            <text:p text:style-name="P45"><text:bookmark-start text:name="__DdeLink__3019_9570387692"/>O sistema emitirá <text:span text:style-name="T30">a </text:span>mensagem de confirmação “<text:span text:style-name="T30">Deseja realmente salvar o registro?</text:span>”;<text:bookmark-end text:name="__DdeLink__3019_9570387692"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5">FP4</text:p>
          </table:table-cell>
          <table:table-cell table:style-name="Tabela3.C2" office:value-type="string">
            <text:p text:style-name="P45"><text:span text:style-name="T30">O</text:span> <text:span text:style-name="T34">a</text:span>ministrador<text:span text:style-name="T34"> </text:span>confirm<text:span text:style-name="T30">ará</text:span> a mensagem, clicando no botão OK, <text:span text:style-name="T30">e </text:span>o sistema salvará <text:span text:style-name="T30">o registro</text:span> no banco de dados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5">FP5</text:p>
          </table:table-cell>
          <table:table-cell table:style-name="Tabela3.C2" office:value-type="string">
            <text:p text:style-name="P45">O sistema emitirá a mensagem “<text:span text:style-name="T34">Registro</text:span> salvo com sucesso!”</text:p>
          </table:table-cell>
        </table:table-row>
        <table:table-row table:style-name="Tabela3.1">
          <table:table-cell table:style-name="Tabela3.A2" table:number-rows-spanned="7" office:value-type="string">
            <text:p text:style-name="P53">Fluxos Alternativos</text:p>
          </table:table-cell>
          <table:table-cell table:style-name="Tabela3.B2" office:value-type="string">
            <text:p text:style-name="P45">FA1</text:p>
          </table:table-cell>
          <table:table-cell table:style-name="Tabela3.C2" office:value-type="string">
            <text:p text:style-name="P45">Se <text:span text:style-name="T64">a compra</text:span> já estiver salv<text:span text:style-name="T65">a</text:span>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80">FA2</text:p>
          </table:table-cell>
          <table:table-cell table:style-name="Tabela3.C5" office:value-type="string">
            <text:p text:style-name="P46">Se o <text:span text:style-name="T34">a</text:span>dministrador clicar no botão Cancelar, todas as alterações não salvas serão descartadas, <text:span text:style-name="T30">e ele retornará para a Tela Principal</text:span>.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5">FA<text:span text:style-name="T74">3</text:span></text:p>
          </table:table-cell>
          <table:table-cell table:style-name="Tabela3.C2" office:value-type="string">
            <text:p text:style-name="P45">Se o <text:span text:style-name="T34">a</text:span>dministrador clicar no botão Cancelar <text:span text:style-name="T66">Item</text:span>, <text:span text:style-name="T67">o item selecionado na lista sera excluido da compra;</text:span> <text:s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45">FA<text:span text:style-name="T74">4</text:span></text:p>
          </table:table-cell>
          <table:table-cell table:style-name="Tabela3.C5" office:value-type="string">
            <text:p text:style-name="P77"><text:bookmark-start text:name="__DdeLink__850_2259385566"/>Se o administrador <text:span text:style-name="T68">clicar no botão + ao lado do campo produto ele será redirecionado para tela de Edição de Produtos [UC ] </text:span><text:bookmark-end text:name="__DdeLink__850_2259385566"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68">FA<text:span text:style-name="T74">5</text:span></text:p>
          </table:table-cell>
          <table:table-cell table:style-name="Tabela3.C5" office:value-type="string">
            <text:p text:style-name="P78">Se o administrador <text:span text:style-name="T68">clicar no botão + ao lado do campo fornecedor ele será redirecionado para tela de Edição de Fornecedores [UC ] 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79">FA<text:span text:style-name="T74">6</text:span></text:p>
          </table:table-cell>
          <table:table-cell table:style-name="Tabela3.C2" office:value-type="string">
            <text:p text:style-name="P45">Se o <text:span text:style-name="T34">a</text:span>dministrador não tiver preenchido algum dos campos <text:span text:style-name="T30">obrigatórios </text:span>do formulário o sistema emitirá a mensagem “<text:span text:style-name="T34">Por favor preencha os campos </text:span>obrigatório<text:span text:style-name="T34">s!</text:span>” e não procederá com o salvamento do registro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81">FA7</text:p>
          </table:table-cell>
          <table:table-cell table:style-name="Tabela3.C5" office:value-type="string">
            <text:p text:style-name="P60">Se o <text:span text:style-name="T34">a</text:span>dministrador clicar no botão Sair<text:span text:style-name="T30"> ele retornará para a Tela Principal</text:span>. <text:s/></text:p>
          </table:table-cell>
        </table:table-row>
        <table:table-row table:style-name="Tabela3.1">
          <table:table-cell table:style-name="Tabela3.A2" table:number-rows-spanned="3" office:value-type="string">
            <text:p text:style-name="P53">Regras de Negócio</text:p>
          </table:table-cell>
          <table:table-cell table:style-name="Tabela3.B2" office:value-type="string">
            <text:p text:style-name="P45">RN1</text:p>
          </table:table-cell>
          <table:table-cell table:style-name="Tabela3.C2" office:value-type="string">
            <text:p text:style-name="P45"><text:span text:style-name="T34">A campo produto não pode ficar em branco</text:span>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35">RN2</text:p>
          </table:table-cell>
          <table:table-cell table:style-name="Tabela3.C18" office:value-type="string">
            <text:p text:style-name="P35">O campo <text:span text:style-name="T69">quantidade</text:span> não pode ficar em branco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35">RN3</text:p>
          </table:table-cell>
          <table:table-cell table:style-name="Tabela3.C18" office:value-type="string">
            <text:p text:style-name="P35">O campo <text:span text:style-name="T70">fornecedor</text:span> não pode ficar em branco;</text:p>
          </table:table-cell>
        </table:table-row>
        <table:table-row>
          <table:table-cell table:style-name="Tabela3.A2" office:value-type="string">
            <text:p text:style-name="P53">Pós Condições</text:p>
          </table:table-cell>
          <table:table-cell table:style-name="Tabela3.B2" office:value-type="string">
            <text:p text:style-name="P45">PC1</text:p>
          </table:table-cell>
          <table:table-cell table:style-name="Tabela3.C2" office:value-type="string">
            <text:p text:style-name="P45"><text:span text:style-name="T71">A compra deverá</text:span> estar salv<text:span text:style-name="T72">a</text:span> no banco de dados</text:p>
          </table:table-cell>
        </table:table-row>
        <table:table-row table:style-name="Tabela3.1">
          <table:table-cell table:style-name="Tabela3.A2" office:value-type="string">
            <text:p text:style-name="P53">Casos de Uso Afetados</text:p>
          </table:table-cell>
          <table:table-cell table:style-name="Tabela3.C2" table:number-columns-spanned="2" office:value-type="string">
            <text:p text:style-name="P45">UC<text:span text:style-name="T73">9</text:span>.<text:span text:style-name="T30">0</text:span></text:p>
          </table:table-cell>
          <table:covered-table-cell/>
        </table:table-row>
      </table:table>
      <text:p text:style-name="P124"/>
      <text:p text:style-name="P129"><text:bookmark text:name="__DdeLink__3261_8836594742"/></text:p>
      <text:p text:style-name="P133">UC <text:span text:style-name="T75">9</text:span>.2 – <text:span text:style-name="T36">Listar Compra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91"><text:span text:style-name="T1"> </text:span><text:span text:style-name="T2">UC</text:span><text:span text:style-name="T7">9</text:span><text:span text:style-name="T2">.2 – </text:span><text:span text:style-name="T4">Listar </text:span><text:span text:style-name="T8">Compra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53">Pré - Condições</text:p>
          </table:table-cell>
          <table:table-cell table:style-name="Tabela4.B2" office:value-type="string">
            <text:p text:style-name="P45">PC1</text:p>
          </table:table-cell>
          <table:table-cell table:style-name="Tabela4.C2" office:value-type="string">
            <text:p text:style-name="P45">O <text:span text:style-name="T36">a</text:span>dministrador deve estar logado no sistema [U<text:span text:style-name="T36">C </text:span>]</text:p>
          </table:table-cell>
        </table:table-row>
        <text:soft-page-break/>
        <table:table-row table:style-name="Tabela4.3">
          <table:table-cell table:style-name="Tabela4.A2" office:value-type="string">
            <text:p text:style-name="P53">Atores Envolvidos</text:p>
          </table:table-cell>
          <table:table-cell table:style-name="Tabela4.C2" table:number-columns-spanned="2" office:value-type="string">
            <text:p text:style-name="P45">Administrador</text:p>
          </table:table-cell>
          <table:covered-table-cell/>
        </table:table-row>
        <table:table-row table:style-name="Tabela4.1">
          <table:table-cell table:style-name="Tabela4.A2" table:number-rows-spanned="4" office:value-type="string">
            <text:p text:style-name="P53">Fluxo Principal</text:p>
          </table:table-cell>
          <table:table-cell table:style-name="Tabela4.B2" office:value-type="string">
            <text:p text:style-name="P45">FP1</text:p>
          </table:table-cell>
          <table:table-cell table:style-name="Tabela4.C2" office:value-type="string">
            <text:p text:style-name="P45">O administrador preencherá o campo <text:span text:style-name="T76">pesquisa com o codigo da compra ou então preencher o campo data</text:span>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5">FP2</text:p>
          </table:table-cell>
          <table:table-cell table:style-name="Tabela4.C2" office:value-type="string">
            <text:p text:style-name="P45">Para buscar <text:span text:style-name="T77">a compra por codigo da compra, o administrador</text:span> deverá clicar no botão <text:span text:style-name="T80">codigo</text:span>;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45">FP3</text:p>
          </table:table-cell>
          <table:table-cell table:style-name="Tabela4.C6" office:value-type="string">
            <text:p text:style-name="P45">Para buscar <text:span text:style-name="T77">a compra por data da compra, o administrador</text:span> deverá clicar no botão <text:span text:style-name="T81">data</text:span>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2">FP4</text:p>
          </table:table-cell>
          <table:table-cell table:style-name="Tabela4.C2" office:value-type="string">
            <text:p text:style-name="P45">O sistema listará todos os resultados encontrados.</text:p>
          </table:table-cell>
        </table:table-row>
        <table:table-row table:style-name="Tabela4.1">
          <table:table-cell table:style-name="Tabela4.A2" table:number-rows-spanned="5" office:value-type="string">
            <text:p text:style-name="P53">Fluxos Alternativos</text:p>
          </table:table-cell>
          <table:table-cell table:style-name="Tabela4.B2" office:value-type="string">
            <text:p text:style-name="P45">FA1</text:p>
          </table:table-cell>
          <table:table-cell table:style-name="Tabela4.C2" office:value-type="string">
            <text:p text:style-name="P45"><text:bookmark-start text:name="__DdeLink__3264_8836594742"/><text:bookmark-start text:name="__DdeLink__871_2259385566"/>Se o administrador<text:span text:style-name="T36"> </text:span>clicar no botão <text:span text:style-name="T31">Novo ele será redirecionado a tela de Edição de Compras.</text:span><text:bookmark-end text:name="__DdeLink__3264_8836594742"/><text:bookmark-end text:name="__DdeLink__871_2259385566"/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5">FA2</text:p>
          </table:table-cell>
          <table:table-cell table:style-name="Tabela4.C2" office:value-type="string">
            <text:p text:style-name="P45">Se o administrador clicar <text:span text:style-name="T31">em uma das listagens e </text:span>no botão <text:span text:style-name="T31">Editar ele será redirecionado a tela de Edição de compras, e os dados da listagem serão carregados.</text:span></text:p>
          </table:table-cell>
        </table:table-row>
        <table:table-row table:style-name="Tabela4.1">
          <table:covered-table-cell/>
          <table:table-cell table:style-name="Tabela4.B10" office:value-type="string">
            <text:p text:style-name="P45">FA<text:span text:style-name="T31">3</text:span></text:p>
          </table:table-cell>
          <table:table-cell table:style-name="Tabela4.C10" office:value-type="string">
            <text:p text:style-name="P45"><text:bookmark-start text:name="__DdeLink__3264_88365947412"/>Se o administrador<text:span text:style-name="T36"> </text:span>clicar no botão <text:span text:style-name="T39">Relatorio, será </text:span><text:bookmark-end text:name="__DdeLink__3264_88365947412"/><text:span text:style-name="T39">exibido um arquivo PDF mostrando todas as compras situadas na busca.</text:span></text:p>
          </table:table-cell>
        </table:table-row>
        <table:table-row table:style-name="Tabela4.1">
          <table:covered-table-cell/>
          <table:table-cell table:style-name="Tabela4.B10" office:value-type="string">
            <text:p text:style-name="P72">FA4</text:p>
          </table:table-cell>
          <table:table-cell table:style-name="Tabela4.C10" office:value-type="string">
            <text:p text:style-name="P45"><text:bookmark-start text:name="__DdeLink__3264_88365947432"/>Se o administrador<text:span text:style-name="T36"> </text:span>clicar <text:span text:style-name="T40">em um dos registros e </text:span>no botão <text:span text:style-name="T39">Deletar</text:span><text:bookmark-end text:name="__DdeLink__3264_88365947432"/><text:span text:style-name="T39">, o respectivo registro será removido do banco de dados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5">FA<text:span text:style-name="T39">5</text:span></text:p>
          </table:table-cell>
          <table:table-cell table:style-name="Tabela4.C2" office:value-type="string">
            <text:p text:style-name="P45">Se o administrador não tiver preenchido o campo <text:span text:style-name="T38">de busca, o </text:span>sistema listará tod<text:span text:style-name="T78">as as Compras</text:span>.</text:p>
          </table:table-cell>
        </table:table-row>
        <table:table-row table:style-name="Tabela4.1">
          <table:table-cell table:style-name="Tabela4.A2" office:value-type="string">
            <text:p text:style-name="P53">Regras de Negócio</text:p>
          </table:table-cell>
          <table:table-cell table:style-name="Tabela4.B2" office:value-type="string">
            <text:p text:style-name="P95"/>
          </table:table-cell>
          <table:table-cell table:style-name="Tabela4.C2" office:value-type="string">
            <text:p text:style-name="P97">NDA</text:p>
          </table:table-cell>
        </table:table-row>
        <table:table-row>
          <table:table-cell table:style-name="Tabela4.A2" table:number-rows-spanned="2" office:value-type="string">
            <text:p text:style-name="P53">Pós Condições</text:p>
          </table:table-cell>
          <table:table-cell table:style-name="Tabela4.B2" office:value-type="string">
            <text:p text:style-name="P97">PC1</text:p>
          </table:table-cell>
          <table:table-cell table:style-name="Tabela4.C2" office:value-type="string">
            <text:p text:style-name="P98"><text:s/>O <text:bookmark-start text:name="__DdeLink__4494_39008813642"/>administrador<text:bookmark-end text:name="__DdeLink__4494_39008813642"/> poderá estar na tel<text:span text:style-name="T31">a</text:span> <text:span text:style-name="T31">Edição de</text:span> <text:span text:style-name="T79">Compras.</text:span></text:p>
          </table:table-cell>
        </table:table-row>
        <table:table-row>
          <table:covered-table-cell/>
          <table:table-cell table:style-name="Tabela4.B10" office:value-type="string">
            <text:p text:style-name="P102">PC2</text:p>
          </table:table-cell>
          <table:table-cell table:style-name="Tabela4.C10" office:value-type="string">
            <text:p text:style-name="P106">O <text:s/>administrador<text:span text:style-name="T41"> </text:span>poderá visualizar o relatório.</text:p>
          </table:table-cell>
        </table:table-row>
        <table:table-row table:style-name="Tabela4.1">
          <table:table-cell table:style-name="Tabela4.A2" office:value-type="string">
            <text:p text:style-name="P53">Casos de Uso Afetados</text:p>
          </table:table-cell>
          <table:table-cell table:style-name="Tabela4.C2" table:number-columns-spanned="2" office:value-type="string">
            <text:p text:style-name="P110">NDA.</text:p>
          </table:table-cell>
          <table:covered-table-cell/>
        </table:table-row>
      </table:table>
      <text:p text:style-name="P124"><text:bookmark-end text:name="__DdeLink__4502_39008813641"/></text:p>
      <text:p text:style-name="P137"/>
      <text:p text:style-name="P120"><text:bookmark-start text:name="__DdeLink__4502_39008813642"/><text:span text:style-name="T16">UC </text:span><text:span text:style-name="T21">10</text:span><text:span text:style-name="T16">.1 –</text:span><text:span text:style-name="T17">Alterar </text:span><text:span text:style-name="T21">Pagamento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47">UC<text:span text:style-name="T83">10</text:span>.1 – <text:span text:style-name="T32">Alterar Pagamen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54">Pré - Condições</text:p>
          </table:table-cell>
          <table:table-cell table:style-name="Tabela5.B2" office:value-type="string">
            <text:p text:style-name="P47">PC1</text:p>
          </table:table-cell>
          <table:table-cell table:style-name="Tabela5.C2" office:value-type="string">
            <text:p text:style-name="P47">O Administrador deve estar logado no sistema [UC ]</text:p>
          </table:table-cell>
        </table:table-row>
        <table:table-row table:style-name="Tabela5.3">
          <table:table-cell table:style-name="Tabela5.A2" office:value-type="string">
            <text:p text:style-name="P54">Atores Envolvidos</text:p>
          </table:table-cell>
          <table:table-cell table:style-name="Tabela5.C2" table:number-columns-spanned="2" office:value-type="string">
            <text:p text:style-name="P47">Administrador</text:p>
          </table:table-cell>
          <table:covered-table-cell/>
        </table:table-row>
        <table:table-row table:style-name="Tabela5.1">
          <table:table-cell table:style-name="Tabela5.A2" table:number-rows-spanned="5" office:value-type="string">
            <text:p text:style-name="P54">Fluxo Principal</text:p>
          </table:table-cell>
          <table:table-cell table:style-name="Tabela5.B2" office:value-type="string">
            <text:p text:style-name="P47">FP1</text:p>
          </table:table-cell>
          <table:table-cell table:style-name="Tabela5.C2" office:value-type="string">
            <text:p text:style-name="P47">O administrado<text:span text:style-name="T29">r</text:span> preencherá o campos <text:span text:style-name="T84">data vencimento, valor lançamento, modo de lançamento, tipo de lançamento, planejmanto, acrescimo, desconto,valor total e cliente vinculado</text:span>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7">FP2</text:p>
          </table:table-cell>
          <table:table-cell table:style-name="Tabela5.C2" office:value-type="string">
            <text:p text:style-name="P47">Para salvar o <text:span text:style-name="T85">pagamento</text:span> o <text:span text:style-name="T34">a</text:span>dministrador deverá clicar no botão Salvar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7">FP3</text:p>
          </table:table-cell>
          <table:table-cell table:style-name="Tabela5.C2" office:value-type="string">
            <text:p text:style-name="P47"><text:bookmark-start text:name="__DdeLink__3019_9570387693"/>O sistema emitirá <text:span text:style-name="T30">a </text:span>mensagem de confirmação “<text:span text:style-name="T30">Deseja realmente salvar o registro?</text:span>”;<text:bookmark-end text:name="__DdeLink__3019_9570387693"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7">FP4</text:p>
          </table:table-cell>
          <table:table-cell table:style-name="Tabela5.C2" office:value-type="string">
            <text:p text:style-name="P47"><text:span text:style-name="T30">O</text:span> <text:span text:style-name="T34">a</text:span>ministrador<text:span text:style-name="T34"> </text:span>confirm<text:span text:style-name="T30">ará</text:span> a mensagem, clicando no botão OK, <text:span text:style-name="T30">e </text:span>o sistema salvará <text:span text:style-name="T30">o registro</text:span> no banco de dados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7">FP5</text:p>
          </table:table-cell>
          <table:table-cell table:style-name="Tabela5.C2" office:value-type="string">
            <text:p text:style-name="P47">O sistema emitirá a mensagem “<text:span text:style-name="T34">Registro</text:span> salvo com sucesso!”</text:p>
          </table:table-cell>
        </table:table-row>
        <table:table-row table:style-name="Tabela5.1">
          <table:table-cell table:style-name="Tabela5.A2" table:number-rows-spanned="4" office:value-type="string">
            <text:p text:style-name="P54">Fluxos Alternativos</text:p>
          </table:table-cell>
          <table:table-cell table:style-name="Tabela5.B2" office:value-type="string">
            <text:p text:style-name="P47">FA1</text:p>
          </table:table-cell>
          <table:table-cell table:style-name="Tabela5.C2" office:value-type="string">
            <text:p text:style-name="P47">Se <text:span text:style-name="T86">o pagamento</text:span> já estiver salv<text:span text:style-name="T30">o</text:span> no banco de dados o sistema salvará as modificações realizadas no registro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7">FA2</text:p>
          </table:table-cell>
          <table:table-cell table:style-name="Tabela5.C2" office:value-type="string">
            <text:p text:style-name="P47">Se o <text:span text:style-name="T34">a</text:span>dministrador clicar no botão Cancelar, todas as alterações não salvas serão descartadas, <text:span text:style-name="T30">e ele retornará para a Tela Principal</text:span>. <text:s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7">FA<text:span text:style-name="T53">3</text:span></text:p>
          </table:table-cell>
          <table:table-cell table:style-name="Tabela5.C2" office:value-type="string">
            <text:p text:style-name="P47">Se o <text:span text:style-name="T34">a</text:span>dministrador não tiver preenchido algum dos campos <text:span text:style-name="T30">obrigatórios </text:span>do formulário o sistema emitirá a mensagem “<text:span text:style-name="T34">Por favor preencha os campos </text:span>obrigatório<text:span text:style-name="T34">s!</text:span>” e não procederá com o salvamento do registro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69">FA4</text:p>
          </table:table-cell>
          <table:table-cell table:style-name="Tabela5.C12" office:value-type="string">
            <text:p text:style-name="P61">Se o <text:span text:style-name="T34">a</text:span>dministrador clicar no botão Sair<text:span text:style-name="T30"> ele retornará para a Tela Principal</text:span>. <text:s/></text:p>
          </table:table-cell>
        </table:table-row>
        <table:table-row table:style-name="Tabela5.1">
          <table:table-cell table:style-name="Tabela5.A2" table:number-rows-spanned="5" office:value-type="string">
            <text:p text:style-name="P54">Regras de Negócio</text:p>
          </table:table-cell>
          <table:table-cell table:style-name="Tabela5.B2" office:value-type="string">
            <text:p text:style-name="P47">RN1</text:p>
          </table:table-cell>
          <table:table-cell table:style-name="Tabela5.C2" office:value-type="string">
            <text:p text:style-name="P47"><text:span text:style-name="T34">A data do vencimento deve seguri o seguinte formarto 11/11/1111;</text:span></text:p>
          </table:table-cell>
        </table:table-row>
        <table:table-row table:style-name="Tabela5.1">
          <table:covered-table-cell/>
          <table:table-cell table:style-name="Tabela5.B14" office:value-type="string">
            <text:p text:style-name="P36">RN2</text:p>
          </table:table-cell>
          <table:table-cell table:style-name="Tabela5.C14" office:value-type="string">
            <text:p text:style-name="P36">O campo <text:span text:style-name="T87">valor lançamento</text:span> não pode ficar em branco;</text:p>
          </table:table-cell>
        </table:table-row>
        <table:table-row table:style-name="Tabela5.1">
          <table:covered-table-cell/>
          <table:table-cell table:style-name="Tabela5.B14" office:value-type="string">
            <text:p text:style-name="P36">RN3</text:p>
          </table:table-cell>
          <table:table-cell table:style-name="Tabela5.C14" office:value-type="string">
            <text:p text:style-name="P36">O campo <text:span text:style-name="T88">modo de lançamento</text:span> não pode ficar em branco;</text:p>
          </table:table-cell>
        </table:table-row>
        <table:table-row table:style-name="Tabela5.1">
          <table:covered-table-cell/>
          <table:table-cell table:style-name="Tabela5.B14" office:value-type="string">
            <text:p text:style-name="P36">RN4</text:p>
          </table:table-cell>
          <table:table-cell table:style-name="Tabela5.C14" office:value-type="string">
            <text:p text:style-name="P36"><text:bookmark-start text:name="__DdeLink__868_2259385566"/>O campo <text:span text:style-name="T89">tipo de lançamento</text:span> não pode ficar em branco;<text:bookmark-end text:name="__DdeLink__868_2259385566"/></text:p>
          </table:table-cell>
        </table:table-row>
        <table:table-row table:style-name="Tabela5.1">
          <table:covered-table-cell/>
          <table:table-cell table:style-name="Tabela5.B14" office:value-type="string">
            <text:p text:style-name="P83">RN5</text:p>
          </table:table-cell>
          <table:table-cell table:style-name="Tabela5.C14" office:value-type="string">
            <text:p text:style-name="P37">O campo <text:span text:style-name="T90">cliente vinculado</text:span> não pode ficar em branco;</text:p>
          </table:table-cell>
        </table:table-row>
        <table:table-row>
          <table:table-cell table:style-name="Tabela5.A2" office:value-type="string">
            <text:p text:style-name="P54">Pós Condições</text:p>
          </table:table-cell>
          <table:table-cell table:style-name="Tabela5.B2" office:value-type="string">
            <text:p text:style-name="P47">PC1</text:p>
          </table:table-cell>
          <table:table-cell table:style-name="Tabela5.C2" office:value-type="string">
            <text:p text:style-name="P47"><text:span text:style-name="T91">O pagamento deverá</text:span> estar salvo no banco de dados</text:p>
          </table:table-cell>
        </table:table-row>
        <table:table-row table:style-name="Tabela5.1">
          <table:table-cell table:style-name="Tabela5.A2" office:value-type="string">
            <text:p text:style-name="P54">Casos de Uso Afetados</text:p>
          </table:table-cell>
          <table:table-cell table:style-name="Tabela5.C2" table:number-columns-spanned="2" office:value-type="string">
            <text:p text:style-name="P47">UC<text:span text:style-name="T100">10</text:span>.<text:span text:style-name="T30">0</text:span></text:p>
          </table:table-cell>
          <table:covered-table-cell/>
        </table:table-row>
      </table:table>
      <text:p text:style-name="P125"/>
      <text:p text:style-name="P130"><text:bookmark text:name="__DdeLink__3261_8836594743"/></text:p>
      <text:p text:style-name="P134">UC <text:span text:style-name="T82">10</text:span>.<text:span text:style-name="T92">2</text:span> – <text:span text:style-name="T36">Listar Pagamento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92"><text:span text:style-name="T1"> </text:span><text:span text:style-name="T2">UC</text:span><text:span text:style-name="T9">10</text:span><text:span text:style-name="T2">.2 – </text:span><text:span text:style-name="T4">Listar </text:span><text:span text:style-name="T10">Pagamento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54">Pré - Condições</text:p>
          </table:table-cell>
          <table:table-cell table:style-name="Tabela6.B2" office:value-type="string">
            <text:p text:style-name="P47">PC1</text:p>
          </table:table-cell>
          <table:table-cell table:style-name="Tabela6.C2" office:value-type="string">
            <text:p text:style-name="P47">O <text:span text:style-name="T36">a</text:span>dministrador deve estar logado no sistema [U<text:span text:style-name="T36">C </text:span>]</text:p>
          </table:table-cell>
        </table:table-row>
        <table:table-row table:style-name="Tabela6.3">
          <table:table-cell table:style-name="Tabela6.A2" office:value-type="string">
            <text:p text:style-name="P54">Atores Envolvidos</text:p>
          </table:table-cell>
          <table:table-cell table:style-name="Tabela6.C2" table:number-columns-spanned="2" office:value-type="string">
            <text:p text:style-name="P47">Administrador</text:p>
          </table:table-cell>
          <table:covered-table-cell/>
        </table:table-row>
        <table:table-row table:style-name="Tabela6.1">
          <table:table-cell table:style-name="Tabela6.A2" table:number-rows-spanned="3" office:value-type="string">
            <text:p text:style-name="P54">Fluxo Principal</text:p>
          </table:table-cell>
          <table:table-cell table:style-name="Tabela6.B2" office:value-type="string">
            <text:p text:style-name="P47">FP1</text:p>
          </table:table-cell>
          <table:table-cell table:style-name="Tabela6.C2" office:value-type="string">
            <text:p text:style-name="P47">O administrador/<text:span text:style-name="T36">funcionário</text:span> preencherá o<text:span text:style-name="T93">s</text:span> campo<text:span text:style-name="T93">s de</text:span> <text:span text:style-name="T93">data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47">FP2</text:p>
          </table:table-cell>
          <table:table-cell table:style-name="Tabela6.C2" office:value-type="string">
            <text:p text:style-name="P47">Para buscar o<text:span text:style-name="T94">s pagamentos </text:span>o <text:span text:style-name="T36">a</text:span>ministrador deverá clicar no botão <text:span text:style-name="T36">Pesquisar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47">FP3</text:p>
          </table:table-cell>
          <table:table-cell table:style-name="Tabela6.C2" office:value-type="string">
            <text:p text:style-name="P47">O sistema listará todos os resultados encontrados.</text:p>
          </table:table-cell>
        </table:table-row>
        <table:table-row table:style-name="Tabela6.1">
          <table:table-cell table:style-name="Tabela6.A2" table:number-rows-spanned="10" office:value-type="string">
            <text:p text:style-name="P54">Fluxos Alternativos</text:p>
          </table:table-cell>
          <table:table-cell table:style-name="Tabela6.B2" office:value-type="string">
            <text:p text:style-name="P47">FA1</text:p>
          </table:table-cell>
          <table:table-cell table:style-name="Tabela6.C2" office:value-type="string">
            <text:p text:style-name="P47"><text:bookmark-start text:name="__DdeLink__3264_8836594745"/>Se o administrador<text:span text:style-name="T36"> </text:span>clicar no botão <text:span text:style-name="T31">Novo ele será redirecionado a tela de Edição de Pagamentos.</text:span><text:bookmark-end text:name="__DdeLink__3264_8836594745"/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47">FA2</text:p>
          </table:table-cell>
          <table:table-cell table:style-name="Tabela6.C2" office:value-type="string">
            <text:p text:style-name="P47">Se o administrador clicar <text:span text:style-name="T31">em uma das listagens e </text:span>no botão <text:span text:style-name="T31">Editar ele será redirecionado a tela de Edição de Pagamentos, e os dados da listagem serão carregados.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47">FA<text:span text:style-name="T31">3</text:span></text:p>
          </table:table-cell>
          <table:table-cell table:style-name="Tabela6.C9" office:value-type="string">
            <text:p text:style-name="P47"><text:bookmark-start text:name="__DdeLink__3264_88365947413"/>Se o administrador<text:span text:style-name="T36"> </text:span>clicar no botão <text:span text:style-name="T39">Relatorio, será </text:span><text:bookmark-end text:name="__DdeLink__3264_88365947413"/><text:span text:style-name="T39">exibido um arquivo PDF mostrando todos os pagamentos situados na busca.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73">FA4</text:p>
          </table:table-cell>
          <table:table-cell table:style-name="Tabela6.C9" office:value-type="string">
            <text:p text:style-name="P47"><text:bookmark-start text:name="__DdeLink__3264_88365947433"/>Se o administrador<text:span text:style-name="T36"> </text:span>clicar <text:span text:style-name="T40">em um dos registros e </text:span>no botão <text:span text:style-name="T39">Deletar</text:span><text:bookmark-end text:name="__DdeLink__3264_88365947433"/><text:span text:style-name="T39">, o respectivo registro será removido do banco de dados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47">FA<text:span text:style-name="T39">5</text:span></text:p>
          </table:table-cell>
          <table:table-cell table:style-name="Tabela6.C2" office:value-type="string">
            <text:p text:style-name="P47">Se o administrador não tiver preenchido o campo <text:span text:style-name="T38">de busca, o </text:span>sistema listará todos o<text:span text:style-name="T95">s pagamentos</text:span>.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6</text:p>
          </table:table-cell>
          <table:table-cell table:style-name="Tabela6.C12" office:value-type="string">
            <text:p text:style-name="P48">Se o administrador<text:span text:style-name="T36"> </text:span>clicar no botão <text:span text:style-name="T97">Mostrar não confirmados, será exibido todos os registros não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7</text:p>
          </table:table-cell>
          <table:table-cell table:style-name="Tabela6.C12" office:value-type="string">
            <text:p text:style-name="P48">Se o administrador<text:span text:style-name="T36"> </text:span>clicar no botão <text:span text:style-name="T97">Mostrar Confirmados, será exibido todos os registros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8</text:p>
          </table:table-cell>
          <table:table-cell table:style-name="Tabela6.C12" office:value-type="string">
            <text:p text:style-name="P48">Se o administrador<text:span text:style-name="T36"> </text:span>clicar no botão <text:span text:style-name="T97">Mostrar Despesas, será exibido todos os registros de Despes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9</text:p>
          </table:table-cell>
          <table:table-cell table:style-name="Tabela6.C12" office:value-type="string">
            <text:p text:style-name="P48">Se o administrador<text:span text:style-name="T36"> </text:span>clicar no botão <text:span text:style-name="T97">Mostrar Vendas, será exibido todos os registros de Vend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85">FA10</text:p>
          </table:table-cell>
          <table:table-cell table:style-name="Tabela6.C12" office:value-type="string">
            <text:p text:style-name="P48">Se o administrador<text:span text:style-name="T36"> </text:span>clicar no botão <text:span text:style-name="T97">Mostrar Receitas, será exibido todos os registros de receitas de acordo com o que foi preenchido no campo buscar.</text:span></text:p>
          </table:table-cell>
        </table:table-row>
        <table:table-row table:style-name="Tabela6.1">
          <table:table-cell table:style-name="Tabela6.A2" office:value-type="string">
            <text:p text:style-name="P54">Regras de Negócio</text:p>
          </table:table-cell>
          <table:table-cell table:style-name="Tabela6.B2" office:value-type="string">
            <text:p text:style-name="P47">RN1</text:p>
          </table:table-cell>
          <table:table-cell table:style-name="Tabela6.C2" office:value-type="string">
            <text:p text:style-name="P47"><text:span text:style-name="T34">A data deve seguir o seguinte formarto 11/11/1111;</text:span></text:p>
          </table:table-cell>
        </table:table-row>
        <table:table-row>
          <table:table-cell table:style-name="Tabela6.A2" table:number-rows-spanned="2" office:value-type="string">
            <text:p text:style-name="P54">Pós Condições</text:p>
          </table:table-cell>
          <table:table-cell table:style-name="Tabela6.B2" office:value-type="string">
            <text:p text:style-name="P99">PC1</text:p>
          </table:table-cell>
          <table:table-cell table:style-name="Tabela6.C2" office:value-type="string">
            <text:p text:style-name="P99"><text:s/>O <text:bookmark-start text:name="__DdeLink__4494_39008813643"/>administrador<text:bookmark-end text:name="__DdeLink__4494_39008813643"/> poderá estar na tel<text:span text:style-name="T31">a</text:span> <text:span text:style-name="T31">Edição de</text:span> <text:span text:style-name="T96">Pagamentos.</text:span></text:p>
          </table:table-cell>
        </table:table-row>
        <table:table-row>
          <table:covered-table-cell/>
          <table:table-cell table:style-name="Tabela6.B9" office:value-type="string">
            <text:p text:style-name="P103">PC2</text:p>
          </table:table-cell>
          <table:table-cell table:style-name="Tabela6.C9" office:value-type="string">
            <text:p text:style-name="P107">O <text:s/>administrador<text:span text:style-name="T41"> </text:span>poderá visualizar o relatório.</text:p>
          </table:table-cell>
        </table:table-row>
        <table:table-row table:style-name="Tabela6.1">
          <table:table-cell table:style-name="Tabela6.A2" office:value-type="string">
            <text:p text:style-name="P54">Casos de Uso Afetados</text:p>
          </table:table-cell>
          <table:table-cell table:style-name="Tabela6.C2" table:number-columns-spanned="2" office:value-type="string">
            <text:p text:style-name="P111">NDA.</text:p>
          </table:table-cell>
          <table:covered-table-cell/>
        </table:table-row>
      </table:table>
      <text:p text:style-name="P121"><text:bookmark-end text:name="__DdeLink__4502_39008813642"/><text:span text:style-name="T16"/></text:p>
      <text:p text:style-name="P121"><text:bookmark-start text:name="__DdeLink__4502_390088136421"/><text:bookmark-start text:name="__DdeLink__930_2259385566"/><text:span text:style-name="T16">UC </text:span><text:span text:style-name="T21">1</text:span><text:span text:style-name="T22">1</text:span><text:span text:style-name="T16">.1 –</text:span><text:span text:style-name="T17">Alterar </text:span><text:span text:style-name="T23">Lançamentos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49">UC<text:span text:style-name="T83">10</text:span>.1 – <text:span text:style-name="T32">Alterar Lançamento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55">Pré - Condições</text:p>
          </table:table-cell>
          <table:table-cell table:style-name="Tabela7.B2" office:value-type="string">
            <text:p text:style-name="P49">PC1</text:p>
          </table:table-cell>
          <table:table-cell table:style-name="Tabela7.C2" office:value-type="string">
            <text:p text:style-name="P49">O Administrador deve estar logado no sistema [UC ]</text:p>
          </table:table-cell>
        </table:table-row>
        <table:table-row table:style-name="Tabela7.3">
          <table:table-cell table:style-name="Tabela7.A2" office:value-type="string">
            <text:p text:style-name="P55">Atores Envolvidos</text:p>
          </table:table-cell>
          <table:table-cell table:style-name="Tabela7.C2" table:number-columns-spanned="2" office:value-type="string">
            <text:p text:style-name="P49">Administrador</text:p>
          </table:table-cell>
          <table:covered-table-cell/>
        </table:table-row>
        <table:table-row table:style-name="Tabela7.1">
          <table:table-cell table:style-name="Tabela7.A2" table:number-rows-spanned="5" office:value-type="string">
            <text:p text:style-name="P55">Fluxo Principal</text:p>
          </table:table-cell>
          <table:table-cell table:style-name="Tabela7.B2" office:value-type="string">
            <text:p text:style-name="P49">FP1</text:p>
          </table:table-cell>
          <table:table-cell table:style-name="Tabela7.C2" office:value-type="string">
            <text:p text:style-name="P49">O administrado<text:span text:style-name="T29">r</text:span> preencherá o campos <text:span text:style-name="T84">data vencimento, valor lançamento, modo de lançamento, tipo de lançamento, planejmanto, acrescimo, desconto,valor total e cliente vinculado</text:span>;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49">FP2</text:p>
          </table:table-cell>
          <table:table-cell table:style-name="Tabela7.C2" office:value-type="string">
            <text:p text:style-name="P49">Para salvar o <text:span text:style-name="T98">lançamento</text:span> o <text:span text:style-name="T34">a</text:span>dministrador deverá clicar no botão Salvar;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49">FP3</text:p>
          </table:table-cell>
          <table:table-cell table:style-name="Tabela7.C2" office:value-type="string">
            <text:p text:style-name="P49"><text:bookmark-start text:name="__DdeLink__3019_95703876931"/>O sistema emitirá <text:span text:style-name="T30">a </text:span>mensagem de confirmação “<text:span text:style-name="T30">Deseja realmente salvar o registro?</text:span>”;<text:bookmark-end text:name="__DdeLink__3019_95703876931"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49">FP4</text:p>
          </table:table-cell>
          <table:table-cell table:style-name="Tabela7.C2" office:value-type="string">
            <text:p text:style-name="P49"><text:span text:style-name="T30">O</text:span> <text:span text:style-name="T34">a</text:span>ministrador<text:span text:style-name="T34"> </text:span>confirm<text:span text:style-name="T30">ará</text:span> a mensagem, clicando no botão OK, <text:span text:style-name="T30">e </text:span>o sistema salvará <text:span text:style-name="T30">o registro</text:span> no banco de dados;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49">FP5</text:p>
          </table:table-cell>
          <table:table-cell table:style-name="Tabela7.C2" office:value-type="string">
            <text:p text:style-name="P49">O sistema emitirá a mensagem “<text:span text:style-name="T34">Registro</text:span> salvo com sucesso!”</text:p>
          </table:table-cell>
        </table:table-row>
        <table:table-row table:style-name="Tabela7.1">
          <table:table-cell table:style-name="Tabela7.A2" table:number-rows-spanned="4" office:value-type="string">
            <text:p text:style-name="P55">Fluxos Alternativos</text:p>
          </table:table-cell>
          <table:table-cell table:style-name="Tabela7.B2" office:value-type="string">
            <text:p text:style-name="P49">FA1</text:p>
          </table:table-cell>
          <table:table-cell table:style-name="Tabela7.C2" office:value-type="string">
            <text:p text:style-name="P49">Se <text:span text:style-name="T86">o lançamento</text:span> já estiver salv<text:span text:style-name="T30">o</text:span> no banco de dados o sistema salvará as modificações realizadas no registro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49">FA2</text:p>
          </table:table-cell>
          <table:table-cell table:style-name="Tabela7.C2" office:value-type="string">
            <text:p text:style-name="P49">Se o <text:span text:style-name="T34">a</text:span>dministrador clicar no botão Cancelar, todas as alterações não salvas serão descartadas, <text:span text:style-name="T30">e ele retornará para a Tela Principal</text:span>. <text:s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49">FA<text:span text:style-name="T53">3</text:span></text:p>
          </table:table-cell>
          <table:table-cell table:style-name="Tabela7.C2" office:value-type="string">
            <text:p text:style-name="P49">Se o <text:span text:style-name="T34">a</text:span>dministrador não tiver preenchido algum dos campos <text:span text:style-name="T30">obrigatórios </text:span>do formulário o sistema emitirá a mensagem “<text:span text:style-name="T34">Por favor preencha os campos </text:span>obrigatório<text:span text:style-name="T34">s!</text:span>” e não procederá com o salvamento do registro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70">FA4</text:p>
          </table:table-cell>
          <table:table-cell table:style-name="Tabela7.C12" office:value-type="string">
            <text:p text:style-name="P62">Se o <text:span text:style-name="T34">a</text:span>dministrador clicar no botão Sair<text:span text:style-name="T30"> ele retornará para a Tela Principal</text:span>. <text:s/></text:p>
          </table:table-cell>
        </table:table-row>
        <table:table-row table:style-name="Tabela7.1">
          <table:table-cell table:style-name="Tabela7.A2" table:number-rows-spanned="5" office:value-type="string">
            <text:p text:style-name="P55">Regras de Negócio</text:p>
          </table:table-cell>
          <table:table-cell table:style-name="Tabela7.B2" office:value-type="string">
            <text:p text:style-name="P49">RN1</text:p>
          </table:table-cell>
          <table:table-cell table:style-name="Tabela7.C2" office:value-type="string">
            <text:p text:style-name="P49"><text:span text:style-name="T34">A data do vencimento deve seguri o seguinte formarto 11/11/1111;</text:span>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38">RN2</text:p>
          </table:table-cell>
          <table:table-cell table:style-name="Tabela7.C14" office:value-type="string">
            <text:p text:style-name="P38">O campo <text:span text:style-name="T87">valor lançamento</text:span> não pode ficar em branco;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38">RN3</text:p>
          </table:table-cell>
          <table:table-cell table:style-name="Tabela7.C14" office:value-type="string">
            <text:p text:style-name="P38">O campo <text:span text:style-name="T88">modo de lançamento</text:span> não pode ficar em branco;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38">RN4</text:p>
          </table:table-cell>
          <table:table-cell table:style-name="Tabela7.C14" office:value-type="string">
            <text:p text:style-name="P38"><text:bookmark-start text:name="__DdeLink__868_22593855661"/>O campo <text:span text:style-name="T89">tipo de lançamento</text:span> não pode ficar em branco;<text:bookmark-end text:name="__DdeLink__868_22593855661"/>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84">RN5</text:p>
          </table:table-cell>
          <table:table-cell table:style-name="Tabela7.C14" office:value-type="string">
            <text:p text:style-name="P38">O campo <text:span text:style-name="T90">cliente vinculado</text:span> não pode ficar em branco;</text:p>
          </table:table-cell>
        </table:table-row>
        <table:table-row>
          <table:table-cell table:style-name="Tabela7.A2" office:value-type="string">
            <text:p text:style-name="P55">Pós Condições</text:p>
          </table:table-cell>
          <table:table-cell table:style-name="Tabela7.B2" office:value-type="string">
            <text:p text:style-name="P49">PC1</text:p>
          </table:table-cell>
          <table:table-cell table:style-name="Tabela7.C2" office:value-type="string">
            <text:p text:style-name="P49"><text:span text:style-name="T91">O pagamento deverá</text:span> estar salvo no banco de dados</text:p>
          </table:table-cell>
        </table:table-row>
        <table:table-row table:style-name="Tabela7.1">
          <table:table-cell table:style-name="Tabela7.A2" office:value-type="string">
            <text:p text:style-name="P55">Casos de Uso Afetados</text:p>
          </table:table-cell>
          <table:table-cell table:style-name="Tabela7.C2" table:number-columns-spanned="2" office:value-type="string">
            <text:p text:style-name="P49">UC<text:span text:style-name="T99">11</text:span>.<text:span text:style-name="T30">0</text:span></text:p>
          </table:table-cell>
          <table:covered-table-cell/>
        </table:table-row>
      </table:table>
      <text:p text:style-name="P126"><text:bookmark-end text:name="__DdeLink__930_2259385566"/></text:p>
      <text:p text:style-name="P131"><text:bookmark text:name="__DdeLink__3261_88365947431"/></text:p>
      <text:p text:style-name="P135">UC <text:span text:style-name="T82">11</text:span>.<text:span text:style-name="T92">2</text:span> – <text:span text:style-name="T36">Listar Lançamentos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93"><text:span text:style-name="T1"> </text:span><text:span text:style-name="T2">UC</text:span><text:span text:style-name="T9">1</text:span><text:span text:style-name="T11">1</text:span><text:span text:style-name="T2">.2 – </text:span><text:span text:style-name="T4">Listar </text:span><text:span text:style-name="T12">Lançamento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5">Pré - Condições</text:p>
          </table:table-cell>
          <table:table-cell table:style-name="Tabela8.B2" office:value-type="string">
            <text:p text:style-name="P49">PC1</text:p>
          </table:table-cell>
          <table:table-cell table:style-name="Tabela8.C2" office:value-type="string">
            <text:p text:style-name="P49">O <text:span text:style-name="T36">a</text:span>dministrador deve estar logado no sistema [U<text:span text:style-name="T36">C </text:span>]</text:p>
          </table:table-cell>
        </table:table-row>
        <table:table-row table:style-name="Tabela8.3">
          <table:table-cell table:style-name="Tabela8.A2" office:value-type="string">
            <text:p text:style-name="P55">Atores Envolvidos</text:p>
          </table:table-cell>
          <table:table-cell table:style-name="Tabela8.C2" table:number-columns-spanned="2" office:value-type="string">
            <text:p text:style-name="P49">Administrador</text:p>
          </table:table-cell>
          <table:covered-table-cell/>
        </table:table-row>
        <table:table-row table:style-name="Tabela8.1">
          <table:table-cell table:style-name="Tabela8.A2" table:number-rows-spanned="3" office:value-type="string">
            <text:p text:style-name="P55">Fluxo Principal</text:p>
          </table:table-cell>
          <table:table-cell table:style-name="Tabela8.B2" office:value-type="string">
            <text:p text:style-name="P49">FP1</text:p>
          </table:table-cell>
          <table:table-cell table:style-name="Tabela8.C2" office:value-type="string">
            <text:p text:style-name="P49">O administrador preencherá o<text:span text:style-name="T93">s</text:span> campo<text:span text:style-name="T93">s de</text:span> <text:span text:style-name="T93">data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49">FP2</text:p>
          </table:table-cell>
          <table:table-cell table:style-name="Tabela8.C2" office:value-type="string">
            <text:p text:style-name="P49">Para buscar o<text:span text:style-name="T94">s lançamentos </text:span>o <text:span text:style-name="T36">a</text:span>ministrador deverá clicar no botão <text:span text:style-name="T36">Pesquisar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49">FP3</text:p>
          </table:table-cell>
          <table:table-cell table:style-name="Tabela8.C2" office:value-type="string">
            <text:p text:style-name="P49">O sistema listará todos os resultados encontrados.</text:p>
          </table:table-cell>
        </table:table-row>
        <table:table-row table:style-name="Tabela8.1">
          <table:table-cell table:style-name="Tabela8.A2" table:number-rows-spanned="10" office:value-type="string">
            <text:p text:style-name="P55">Fluxos Alternativos</text:p>
          </table:table-cell>
          <table:table-cell table:style-name="Tabela8.B2" office:value-type="string">
            <text:p text:style-name="P49">FA1</text:p>
          </table:table-cell>
          <table:table-cell table:style-name="Tabela8.C2" office:value-type="string">
            <text:p text:style-name="P49"><text:bookmark-start text:name="__DdeLink__3264_88365947451"/>Se o administrador<text:span text:style-name="T36"> </text:span>clicar no botão <text:span text:style-name="T31">Novo ele será redirecionado a tela de Edição de Pagamentos.</text:span><text:bookmark-end text:name="__DdeLink__3264_88365947451"/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49">FA2</text:p>
          </table:table-cell>
          <table:table-cell table:style-name="Tabela8.C2" office:value-type="string">
            <text:p text:style-name="P49">Se o administrador clicar <text:span text:style-name="T31">em uma das listagens e </text:span>no botão <text:span text:style-name="T31">Editar ele será redirecionado a tela de Edição de Pagamentos, e os dados da listagem serão carregados.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49">FA<text:span text:style-name="T31">3</text:span></text:p>
          </table:table-cell>
          <table:table-cell table:style-name="Tabela8.C9" office:value-type="string">
            <text:p text:style-name="P49"><text:bookmark-start text:name="__DdeLink__3264_883659474131"/>Se o administrador<text:span text:style-name="T36"> </text:span>clicar no botão <text:span text:style-name="T39">Relatorio, será </text:span><text:bookmark-end text:name="__DdeLink__3264_883659474131"/><text:span text:style-name="T39">exibido um arquivo PDF mostrando todos os lançamentos situados na busca.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74">FA4</text:p>
          </table:table-cell>
          <table:table-cell table:style-name="Tabela8.C9" office:value-type="string">
            <text:p text:style-name="P49"><text:bookmark-start text:name="__DdeLink__3264_883659474331"/>Se o administrador<text:span text:style-name="T36"> </text:span>clicar <text:span text:style-name="T40">em um dos registros e </text:span>no botão <text:span text:style-name="T39">Deletar</text:span><text:bookmark-end text:name="__DdeLink__3264_883659474331"/><text:span text:style-name="T39">, o respectivo registro será removido do banco de dados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49">FA<text:span text:style-name="T39">5</text:span></text:p>
          </table:table-cell>
          <table:table-cell table:style-name="Tabela8.C2" office:value-type="string">
            <text:p text:style-name="P49">Se o administrador não tiver preenchido o campo <text:span text:style-name="T38">de busca, o </text:span>sistema listará todos o<text:span text:style-name="T95">s lançamentos</text:span>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6</text:p>
          </table:table-cell>
          <table:table-cell table:style-name="Tabela8.C12" office:value-type="string">
            <text:p text:style-name="P49">Se o administrador<text:span text:style-name="T36"> </text:span>clicar no botão <text:span text:style-name="T97">Mostrar não confirmados, será exibido todos os registros não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7</text:p>
          </table:table-cell>
          <table:table-cell table:style-name="Tabela8.C12" office:value-type="string">
            <text:p text:style-name="P49">Se o administrador<text:span text:style-name="T36"> </text:span>clicar no botão <text:span text:style-name="T97">Mostrar Confirmados, será exibido todos os registros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8</text:p>
          </table:table-cell>
          <table:table-cell table:style-name="Tabela8.C12" office:value-type="string">
            <text:p text:style-name="P49">Se o administrador<text:span text:style-name="T36"> </text:span>clicar no botão <text:span text:style-name="T97">Mostrar Despesas, será exibido todos os registros de Despes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9</text:p>
          </table:table-cell>
          <table:table-cell table:style-name="Tabela8.C12" office:value-type="string">
            <text:p text:style-name="P49">Se o administrador<text:span text:style-name="T36"> </text:span>clicar no botão <text:span text:style-name="T97">Mostrar Vendas, será exibido todos os registros de Vend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86">FA10</text:p>
          </table:table-cell>
          <table:table-cell table:style-name="Tabela8.C12" office:value-type="string">
            <text:p text:style-name="P49">Se o administrador<text:span text:style-name="T36"> </text:span>clicar no botão <text:span text:style-name="T97">Mostrar Receitas, será exibido todos os registros de receitas de acordo com o que foi preenchido no campo buscar.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55">Regras de Negócio</text:p>
          </table:table-cell>
          <table:table-cell table:style-name="Tabela8.B2" office:value-type="string">
            <text:p text:style-name="P49">RN1</text:p>
          </table:table-cell>
          <table:table-cell table:style-name="Tabela8.C2" office:value-type="string">
            <text:p text:style-name="P49"><text:span text:style-name="T34">A data deve seguir o seguinte formarto 11/11/1111;</text:span></text:p>
          </table:table-cell>
        </table:table-row>
        <table:table-row>
          <table:table-cell table:style-name="Tabela8.A2" table:number-rows-spanned="2" office:value-type="string">
            <text:p text:style-name="P55">Pós Condições</text:p>
          </table:table-cell>
          <table:table-cell table:style-name="Tabela8.B2" office:value-type="string">
            <text:p text:style-name="P100">PC1</text:p>
          </table:table-cell>
          <table:table-cell table:style-name="Tabela8.C2" office:value-type="string">
            <text:p text:style-name="P100"><text:s/>O <text:bookmark-start text:name="__DdeLink__4494_390088136431"/>administrador<text:bookmark-end text:name="__DdeLink__4494_390088136431"/> poderá estar na tel<text:span text:style-name="T31">a</text:span> <text:span text:style-name="T31">Edição de</text:span> <text:span text:style-name="T96">Pagamentos.</text:span></text:p>
          </table:table-cell>
        </table:table-row>
        <table:table-row>
          <table:covered-table-cell/>
          <table:table-cell table:style-name="Tabela8.B9" office:value-type="string">
            <text:p text:style-name="P104">PC2</text:p>
          </table:table-cell>
          <table:table-cell table:style-name="Tabela8.C9" office:value-type="string">
            <text:p text:style-name="P108">O <text:s/>administrador<text:span text:style-name="T41"> </text:span>poderá visualizar o relatório.</text:p>
          </table:table-cell>
        </table:table-row>
        <table:table-row table:style-name="Tabela8.1">
          <table:table-cell table:style-name="Tabela8.A2" office:value-type="string">
            <text:p text:style-name="P55">Casos de Uso Afetados</text:p>
          </table:table-cell>
          <table:table-cell table:style-name="Tabela8.C2" table:number-columns-spanned="2" office:value-type="string">
            <text:p text:style-name="P112">NDA.</text:p>
          </table:table-cell>
          <table:covered-table-cell/>
        </table:table-row>
      </table:table>
      <text:p text:style-name="P122"><text:bookmark-end text:name="__DdeLink__4502_390088136421"/><text:span text:style-name="T16"/></text:p>
      <text:p text:style-name="P122"><text:span text:style-name="T16"/></text:p>
      <text:p text:style-name="P122"><text:bookmark-start text:name="__DdeLink__4502_39008813643"/><text:span text:style-name="T16">UC </text:span><text:span text:style-name="T25">12</text:span><text:span text:style-name="T16">.1 –</text:span><text:span text:style-name="T26">Abrir</text:span><text:span text:style-name="T24"> </text:span><text:span text:style-name="T26">Caixa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50">UC<text:span text:style-name="T101">12</text:span>.1 – <text:span text:style-name="T32">Alterar Vendas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6">Pré - Condições</text:p>
          </table:table-cell>
          <table:table-cell table:style-name="Tabela9.B2" office:value-type="string">
            <text:p text:style-name="P50">PC1</text:p>
          </table:table-cell>
          <table:table-cell table:style-name="Tabela9.C2" office:value-type="string">
            <text:p text:style-name="P50">O Administrador/<text:span text:style-name="T33">Funcionaário</text:span> deve estar logado no sistema [UC ]</text:p>
          </table:table-cell>
        </table:table-row>
        <table:table-row table:style-name="Tabela9.3">
          <table:table-cell table:style-name="Tabela9.A2" office:value-type="string">
            <text:p text:style-name="P56">Atores Envolvidos</text:p>
          </table:table-cell>
          <table:table-cell table:style-name="Tabela9.C2" table:number-columns-spanned="2" office:value-type="string">
            <text:p text:style-name="P50">Administrador, <text:span text:style-name="T32">Funcionário</text:span></text:p>
          </table:table-cell>
          <table:covered-table-cell/>
        </table:table-row>
        <table:table-row table:style-name="Tabela9.1">
          <table:table-cell table:style-name="Tabela9.A2" table:number-rows-spanned="5" office:value-type="string">
            <text:p text:style-name="P56">Fluxo Principal</text:p>
          </table:table-cell>
          <table:table-cell table:style-name="Tabela9.B2" office:value-type="string">
            <text:p text:style-name="P50">FP1</text:p>
          </table:table-cell>
          <table:table-cell table:style-name="Tabela9.C2" office:value-type="string">
            <text:p text:style-name="P50">O administrado<text:span text:style-name="T29">r/funcionário</text:span> preencherá o campos <text:span text:style-name="T102">modo de lançamento, operador, senh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0">FP2</text:p>
          </table:table-cell>
          <table:table-cell table:style-name="Tabela9.C2" office:value-type="string">
            <text:p text:style-name="P50">Para <text:span text:style-name="T103">abrir</text:span> o <text:span text:style-name="T103">caixa</text:span> o <text:span text:style-name="T34">a</text:span>dministrador/<text:span text:style-name="T34">funcionário</text:span> deverá clicar no botão <text:span text:style-name="T103">Abrir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0">FP3</text:p>
          </table:table-cell>
          <table:table-cell table:style-name="Tabela9.C2" office:value-type="string">
            <text:p text:style-name="P50"><text:bookmark-start text:name="__DdeLink__3019_9570387694"/>O sistema emitirá <text:span text:style-name="T30">a </text:span>mensagem de confirmação “<text:span text:style-name="T30">Deseja realmente abrir novo caixa?</text:span>”;<text:bookmark-end text:name="__DdeLink__3019_9570387694"/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0">FP4</text:p>
          </table:table-cell>
          <table:table-cell table:style-name="Tabela9.C2" office:value-type="string">
            <text:p text:style-name="P50"><text:span text:style-name="T30">O</text:span> <text:span text:style-name="T34">a</text:span>ministrador/<text:span text:style-name="T34">funcionário </text:span>confirm<text:span text:style-name="T30">ará</text:span> a mensagem, clicando no botão OK, <text:span text:style-name="T30">e </text:span>o sistema <text:span text:style-name="T104">abrirá um novo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0">FP5</text:p>
          </table:table-cell>
          <table:table-cell table:style-name="Tabela9.C2" office:value-type="string">
            <text:p text:style-name="P50">O sistema emitirá a mensagem “<text:span text:style-name="T105">Caixa aberto</text:span> com sucesso!”</text:p>
          </table:table-cell>
        </table:table-row>
        <table:table-row table:style-name="Tabela9.1">
          <table:table-cell table:style-name="Tabela9.A2" office:value-type="string">
            <text:p text:style-name="P88">Fluxos alternativos</text:p>
          </table:table-cell>
          <table:table-cell table:style-name="Tabela9.B9" office:value-type="string">
            <text:p text:style-name="P71">FA<text:span text:style-name="T106">1</text:span></text:p>
          </table:table-cell>
          <table:table-cell table:style-name="Tabela9.C9" office:value-type="string">
            <text:p text:style-name="P63">Se o <text:span text:style-name="T34">a</text:span>dministrador/<text:span text:style-name="T34">funcionário</text:span> clicar no botão Sair<text:span text:style-name="T30"> ele retornará para a Tela Principal</text:span>. <text:s/></text:p>
          </table:table-cell>
        </table:table-row>
        <table:table-row table:style-name="Tabela9.1">
          <table:table-cell table:style-name="Tabela9.A2" office:value-type="string">
            <text:p text:style-name="P56">Regras de Negócio</text:p>
          </table:table-cell>
          <table:table-cell table:style-name="Tabela9.B2" office:value-type="string">
            <text:p text:style-name="P50">RN</text:p>
          </table:table-cell>
          <table:table-cell table:style-name="Tabela9.C2" office:value-type="string">
            <text:p text:style-name="P90">NDA</text:p>
          </table:table-cell>
        </table:table-row>
        <table:table-row>
          <table:table-cell table:style-name="Tabela9.A2" office:value-type="string">
            <text:p text:style-name="P56">Pós Condições</text:p>
          </table:table-cell>
          <table:table-cell table:style-name="Tabela9.B2" office:value-type="string">
            <text:p text:style-name="P50">PC1</text:p>
          </table:table-cell>
          <table:table-cell table:style-name="Tabela9.C2" office:value-type="string">
            <text:p text:style-name="P50">O <text:span text:style-name="T107">funcionário/administrador</text:span> <text:span text:style-name="T108">terá aberto o caixa.</text:span></text:p>
          </table:table-cell>
        </table:table-row>
        <table:table-row table:style-name="Tabela9.1">
          <table:table-cell table:style-name="Tabela9.A2" office:value-type="string">
            <text:p text:style-name="P56">Casos de Uso Afetados</text:p>
          </table:table-cell>
          <table:table-cell table:style-name="Tabela9.C2" table:number-columns-spanned="2" office:value-type="string">
            <text:p text:style-name="P50">UC<text:span text:style-name="T109">12</text:span>.<text:span text:style-name="T30">0</text:span></text:p>
          </table:table-cell>
          <table:covered-table-cell/>
        </table:table-row>
      </table:table>
      <text:p text:style-name="P127"/>
      <text:p text:style-name="P132"><text:bookmark text:name="__DdeLink__3261_8836594744"/></text:p>
      <text:p text:style-name="P136">UC <text:span text:style-name="T110">12</text:span>.<text:span text:style-name="T110">1.2</text:span> – <text:span text:style-name="T111">Fechar Caixa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94"><text:span text:style-name="T1"> </text:span><text:span text:style-name="T2">UC</text:span><text:span text:style-name="T13">12</text:span><text:span text:style-name="T2">.</text:span><text:span text:style-name="T13">1.2</text:span><text:span text:style-name="T2"> – </text:span><text:span text:style-name="T14">Fechar</text:span><text:span text:style-name="T4"> </text:span><text:span text:style-name="T14">C</text:span><text:span text:style-name="T15">aixa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6">Pré - Condições</text:p>
          </table:table-cell>
          <table:table-cell table:style-name="Tabela10.B2" office:value-type="string">
            <text:p text:style-name="P50">PC1</text:p>
          </table:table-cell>
          <table:table-cell table:style-name="Tabela10.C2" office:value-type="string">
            <text:p text:style-name="P50">O <text:span text:style-name="T36">a</text:span>dministrador/<text:span text:style-name="T36">funcionário</text:span> deve estar logado no sistema [U<text:span text:style-name="T36">C </text:span>]</text:p>
          </table:table-cell>
        </table:table-row>
        <table:table-row table:style-name="Tabela10.3">
          <table:table-cell table:style-name="Tabela10.A2" office:value-type="string">
            <text:p text:style-name="P56">Atores Envolvidos</text:p>
          </table:table-cell>
          <table:table-cell table:style-name="Tabela10.C2" table:number-columns-spanned="2" office:value-type="string">
            <text:p text:style-name="P50">Administrador/<text:span text:style-name="T36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87">Fluxo Princial</text:p>
          </table:table-cell>
          <table:table-cell table:style-name="Tabela10.B2" office:value-type="string">
            <text:p text:style-name="P50">FP<text:span text:style-name="T112">1</text:span></text:p>
          </table:table-cell>
          <table:table-cell table:style-name="Tabela10.C2" office:value-type="string">
            <text:p text:style-name="P50">Para <text:span text:style-name="T112">fechar o caixa </text:span>o <text:span text:style-name="T36">a</text:span>ministrador/<text:span text:style-name="T36">funcionário</text:span> deverá clicar no botão <text:span text:style-name="T112">Realizar fechamento</text:span>;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50">FP<text:span text:style-name="T115">2</text:span></text:p>
          </table:table-cell>
          <table:table-cell table:style-name="Tabela10.C5" office:value-type="string">
            <text:p text:style-name="P50"><text:bookmark-start text:name="__DdeLink__3019_95703876941"/>O sistema emitirá <text:span text:style-name="T30">a </text:span>mensagem de confirmação “<text:span text:style-name="T30">Deseja realmente fechar o caixa?</text:span>”;<text:bookmark-end text:name="__DdeLink__3019_95703876941"/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50">FP<text:span text:style-name="T115">3</text:span></text:p>
          </table:table-cell>
          <table:table-cell table:style-name="Tabela10.C5" office:value-type="string">
            <text:p text:style-name="P50"><text:span text:style-name="T30">O</text:span> <text:span text:style-name="T34">a</text:span>ministrador/<text:span text:style-name="T34">funcionário </text:span>confirm<text:span text:style-name="T30">ará</text:span> a mensagem, clicando no botão OK, <text:span text:style-name="T30">e </text:span>o sistema <text:span text:style-name="T115">fechará caixa</text:span>;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50">FP<text:span text:style-name="T115">4</text:span></text:p>
          </table:table-cell>
          <table:table-cell table:style-name="Tabela10.C5" office:value-type="string">
            <text:p text:style-name="P50">O sistema emitirá a mensagem “<text:span text:style-name="T105">Caixa fechado</text:span> com sucesso!”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50">FP<text:span text:style-name="T115">5</text:span></text:p>
          </table:table-cell>
          <table:table-cell table:style-name="Tabela10.C2" office:value-type="string">
            <text:p text:style-name="P50">O sistema <text:span text:style-name="T112">fechará o caixa</text:span>.</text:p>
          </table:table-cell>
        </table:table-row>
        <table:table-row table:style-name="Tabela10.1">
          <table:table-cell table:style-name="Tabela10.A2" office:value-type="string">
            <text:p text:style-name="P56">Fluxos Alternativos</text:p>
          </table:table-cell>
          <table:table-cell table:style-name="Tabela10.B2" office:value-type="string">
            <text:p text:style-name="P50">FA<text:span text:style-name="T113">1</text:span></text:p>
          </table:table-cell>
          <table:table-cell table:style-name="Tabela10.C2" office:value-type="string">
            <text:p text:style-name="P50"><text:bookmark-start text:name="__DdeLink__3264_883659474141"/>Se o administrador/<text:span text:style-name="T36">funcionário </text:span>clicar no botão <text:span text:style-name="T114">Sair, </text:span><text:bookmark-end text:name="__DdeLink__3264_883659474141"/><text:span text:style-name="T114">retornará para a tela Principal.</text:span></text:p>
          </table:table-cell>
        </table:table-row>
        <table:table-row table:style-name="Tabela10.1">
          <table:table-cell table:style-name="Tabela10.A2" office:value-type="string">
            <text:p text:style-name="P56">Regras de Negócio</text:p>
          </table:table-cell>
          <table:table-cell table:style-name="Tabela10.B2" office:value-type="string">
            <text:p text:style-name="P96"/>
          </table:table-cell>
          <table:table-cell table:style-name="Tabela10.C2" office:value-type="string">
            <text:p text:style-name="P101">NDA</text:p>
          </table:table-cell>
        </table:table-row>
        <table:table-row>
          <table:table-cell table:style-name="Tabela10.A2" table:number-rows-spanned="2" office:value-type="string">
            <text:p text:style-name="P56">Pós Condições</text:p>
          </table:table-cell>
          <table:table-cell table:style-name="Tabela10.B2" office:value-type="string">
            <text:p text:style-name="P101">PC1</text:p>
          </table:table-cell>
          <table:table-cell table:style-name="Tabela10.C2" office:value-type="string">
            <text:p text:style-name="P101"><text:s/>O <text:bookmark-start text:name="__DdeLink__4494_39008813644"/>administrador/<text:span text:style-name="T41">funcionario</text:span><text:bookmark-end text:name="__DdeLink__4494_39008813644"/> poderá estar na tel<text:span text:style-name="T31">a</text:span> <text:span text:style-name="T31">Edição de</text:span> <text:span text:style-name="T42">Veiculos.</text:span></text:p>
          </table:table-cell>
        </table:table-row>
        <table:table-row>
          <table:covered-table-cell/>
          <table:table-cell table:style-name="Tabela10.B12" office:value-type="string">
            <text:p text:style-name="P105">PC2</text:p>
          </table:table-cell>
          <table:table-cell table:style-name="Tabela10.C12" office:value-type="string">
            <text:p text:style-name="P109">O <text:s/>administrador/<text:span text:style-name="T41">funcionario </text:span>poderá visualizar o relatório.</text:p>
          </table:table-cell>
        </table:table-row>
        <table:table-row table:style-name="Tabela10.1">
          <table:table-cell table:style-name="Tabela10.A2" office:value-type="string">
            <text:p text:style-name="P56">Casos de Uso Afetados</text:p>
          </table:table-cell>
          <table:table-cell table:style-name="Tabela10.C2" table:number-columns-spanned="2" office:value-type="string">
            <text:p text:style-name="P113">NDA.</text:p>
          </table:table-cell>
          <table:covered-table-cell/>
        </table:table-row>
      </table:table>
      <text:p text:style-name="P127"><text:bookmark-end text:name="__DdeLink__4502_39008813643"/></text:p>
      <text:p text:style-name="P123"><text:span text:style-name="T16">UC </text:span><text:span text:style-name="T28">12</text:span><text:span text:style-name="T16">.</text:span><text:span text:style-name="T28">2</text:span><text:span text:style-name="T16"> –</text:span><text:span text:style-name="T28">Realizar</text:span><text:span text:style-name="T17"> </text:span><text:span text:style-name="T28">Vendas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51">UC <text:span text:style-name="T116">12.2</text:span> – <text:span text:style-name="T116">Realizar Vendas</text:span>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57">Pré - Condições</text:p>
          </table:table-cell>
          <table:table-cell table:style-name="Tabela11.B2" office:value-type="string">
            <text:p text:style-name="P51">PC1</text:p>
          </table:table-cell>
          <table:table-cell table:style-name="Tabela11.C2" office:value-type="string">
            <text:p text:style-name="P51">O Administrador/<text:span text:style-name="T33">Funcionário</text:span> deve estar logado no sistema [UC ]</text:p>
          </table:table-cell>
        </table:table-row>
        <table:table-row table:style-name="Tabela11.3">
          <table:table-cell table:style-name="Tabela11.A2" office:value-type="string">
            <text:p text:style-name="P57">Atores Envolvidos</text:p>
          </table:table-cell>
          <table:table-cell table:style-name="Tabela11.C2" table:number-columns-spanned="2" office:value-type="string">
            <text:p text:style-name="P51">Administrador, <text:span text:style-name="T32">Funcionário</text:span></text:p>
          </table:table-cell>
          <table:covered-table-cell/>
        </table:table-row>
        <table:table-row table:style-name="Tabela11.1">
          <table:table-cell table:style-name="Tabela11.A2" table:number-rows-spanned="5" office:value-type="string">
            <text:p text:style-name="P57">Fluxo Principal</text:p>
          </table:table-cell>
          <table:table-cell table:style-name="Tabela11.B2" office:value-type="string">
            <text:p text:style-name="P51">FP1</text:p>
          </table:table-cell>
          <table:table-cell table:style-name="Tabela11.C2" office:value-type="string">
            <text:p text:style-name="P52">O administrado<text:span text:style-name="T29">r/funcionário</text:span> preencherá o campo <text:span text:style-name="T117">codigo ou o descricao, quantidade</text:span>;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1">FP2</text:p>
          </table:table-cell>
          <table:table-cell table:style-name="Tabela11.C2" office:value-type="string">
            <text:p text:style-name="P51">Para <text:span text:style-name="T118">Realizar a venda</text:span> o <text:span text:style-name="T34">a</text:span>dministrador/<text:span text:style-name="T34">funcionário</text:span> deverá clicar no botão <text:span text:style-name="T119">Finalizar venda</text:span>;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1">FP3</text:p>
          </table:table-cell>
          <table:table-cell table:style-name="Tabela11.C2" office:value-type="string">
            <text:p text:style-name="P51"><text:bookmark-start text:name="__DdeLink__3019_95703876911"/>O sistema emitirá <text:span text:style-name="T30">a </text:span>mensagem de confirmação “<text:span text:style-name="T30">Deseja realmente salvar o registro?</text:span>”;<text:bookmark-end text:name="__DdeLink__3019_95703876911"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1">FP4</text:p>
          </table:table-cell>
          <table:table-cell table:style-name="Tabela11.C2" office:value-type="string">
            <text:p text:style-name="P51"><text:span text:style-name="T30">O</text:span> <text:span text:style-name="T34">a</text:span>ministrador/<text:span text:style-name="T34">funcionário </text:span>confirm<text:span text:style-name="T30">ará</text:span> a mensagem, clicando no botão OK, <text:span text:style-name="T30">e </text:span>o sistema salvará <text:span text:style-name="T30">o registro</text:span> no banco de dados;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1">FP5</text:p>
          </table:table-cell>
          <table:table-cell table:style-name="Tabela11.C2" office:value-type="string">
            <text:p text:style-name="P51">O sistema emitirá a mensagem “<text:span text:style-name="T34">Registro</text:span> salvo com sucesso!”</text:p>
          </table:table-cell>
        </table:table-row>
        <table:table-row table:style-name="Tabela11.1">
          <table:table-cell table:style-name="Tabela11.A2" table:number-rows-spanned="9" office:value-type="string">
            <text:p text:style-name="P57">Fluxos Alternativos</text:p>
          </table:table-cell>
          <table:table-cell table:style-name="Tabela11.B2" office:value-type="string">
            <text:p text:style-name="P51">FA1</text:p>
          </table:table-cell>
          <table:table-cell table:style-name="Tabela11.C2" office:value-type="string">
            <text:p text:style-name="P51">Se <text:span text:style-name="T45">a venda</text:span> já estiver salv<text:span text:style-name="T54">a</text:span> no banco de dados o sistema salvará as modificações realizadas no registro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1">FA2</text:p>
          </table:table-cell>
          <table:table-cell table:style-name="Tabela11.C2" office:value-type="string">
            <text:p text:style-name="P51">Se o <text:span text:style-name="T34">a</text:span>dministrador/<text:span text:style-name="T34">funcionário</text:span> clicar no botão Cancelar <text:span text:style-name="T120">venda</text:span>, todas as alterações não salvas serão descartadas, <text:span text:style-name="T30">e ele retornará para a Tela Principal</text:span>. <text:s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1">FA<text:span text:style-name="T55">3</text:span></text:p>
          </table:table-cell>
          <table:table-cell table:style-name="Tabela11.C2" office:value-type="string">
            <text:p text:style-name="P51">Se o <text:span text:style-name="T34">a</text:span>dministrador/<text:span text:style-name="T34">funcionario</text:span> não tiver preenchido algum dos campos <text:span text:style-name="T30">obrigatórios </text:span>do formulário o sistema emitirá a mensagem “<text:span text:style-name="T34">Por favor preencha os campos </text:span>obrigatório<text:span text:style-name="T34">s!</text:span>” e não procederá com o salvamento do registro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64">FA4</text:p>
          </table:table-cell>
          <table:table-cell table:style-name="Tabela11.C12" office:value-type="string">
            <text:p text:style-name="P65"><text:bookmark-start text:name="__DdeLink__830_22593855661"/><text:bookmark-start text:name="__DdeLink__944_2259385566"/>Se o <text:span text:style-name="T34">a</text:span>dministrador/<text:span text:style-name="T34">funcionário</text:span> clicar no botão <text:span text:style-name="T121">Vender ele irá adicionar o produto que está descrito na busca</text:span><text:bookmark-end text:name="__DdeLink__830_22593855661"/><text:bookmark-end text:name="__DdeLink__944_2259385566"/><text:span text:style-name="T121"> para a venda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9"><text:bookmark-start text:name="__DdeLink__942_2259385566"/>FA5<text:bookmark-end text:name="__DdeLink__942_2259385566"/></text:p>
          </table:table-cell>
          <table:table-cell table:style-name="Tabela11.C12" office:value-type="string">
            <text:p text:style-name="P65"><text:bookmark-start text:name="__DdeLink__944_22593855661"/><text:bookmark-start text:name="__DdeLink__830_225938556611"/>Se o <text:span text:style-name="T34">a</text:span>dministrador/<text:span text:style-name="T34">funcionário</text:span> clicar no botão <text:span text:style-name="T122">Adicionar ele </text:span><text:bookmark-end text:name="__DdeLink__944_22593855661"/><text:bookmark-end text:name="__DdeLink__830_225938556611"/><text:span text:style-name="T122">será redirecionado para a tela de Edição de Cliente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9">FA6</text:p>
          </table:table-cell>
          <table:table-cell table:style-name="Tabela11.C12" office:value-type="string">
            <text:p text:style-name="P65"><text:bookmark-start text:name="__DdeLink__944_225938556613"/><text:bookmark-start text:name="__DdeLink__830_2259385566113"/>Se o <text:span text:style-name="T34">a</text:span>dministrador/<text:span text:style-name="T34">funcionário</text:span> clicar no botão <text:span text:style-name="T123">Apagar Lançamento ele </text:span><text:bookmark-end text:name="__DdeLink__944_225938556613"/><text:bookmark-end text:name="__DdeLink__830_2259385566113"/><text:span text:style-name="T123">apagará o item selecionado da compra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9">A7</text:p>
          </table:table-cell>
          <table:table-cell table:style-name="Tabela11.C12" office:value-type="string">
            <text:p text:style-name="P65"><text:bookmark-start text:name="__DdeLink__944_225938556614"/><text:bookmark-start text:name="__DdeLink__830_2259385566114"/>Se o <text:span text:style-name="T34">a</text:span>dministrador/<text:span text:style-name="T34">funcionário</text:span> clicar no botão <text:span text:style-name="T124">Acrescimo/Desconto ele </text:span><text:bookmark-end text:name="__DdeLink__944_225938556614"/><text:bookmark-end text:name="__DdeLink__830_2259385566114"/><text:span text:style-name="T124">poderar entrar com os decontos ou acrescimos do item;</text:span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9">FA8</text:p>
          </table:table-cell>
          <table:table-cell table:style-name="Tabela11.C12" office:value-type="string">
            <text:p text:style-name="P65"><text:bookmark-start text:name="__DdeLink__944_225938556615"/><text:bookmark-start text:name="__DdeLink__830_2259385566115"/><text:bookmark-start text:name="__DdeLink__968_2259385566"/>Se o <text:span text:style-name="T34">a</text:span>dministrador/<text:span text:style-name="T34">funcionário</text:span> clicar no botão <text:span text:style-name="T125">varejo ele </text:span><text:bookmark-end text:name="__DdeLink__944_225938556615"/><text:bookmark-end text:name="__DdeLink__830_2259385566115"/><text:span text:style-name="T125">será a venda será cadastrada como varejo;</text:span><text:bookmark-end text:name="__DdeLink__968_2259385566"/></text:p>
          </table:table-cell>
        </table:table-row>
        <table:table-row table:style-name="Tabela11.1">
          <table:covered-table-cell/>
          <table:table-cell table:style-name="Tabela11.B12" office:value-type="string">
            <text:p text:style-name="P89">FA9</text:p>
          </table:table-cell>
          <table:table-cell table:style-name="Tabela11.C12" office:value-type="string">
            <text:p text:style-name="P66"><text:bookmark-start text:name="__DdeLink__944_2259385566151"/><text:bookmark-start text:name="__DdeLink__830_22593855661151"/>Se o <text:span text:style-name="T34">a</text:span>dministrador/<text:span text:style-name="T34">funcionário</text:span> clicar no botão <text:span text:style-name="T126">atacado ele </text:span><text:bookmark-end text:name="__DdeLink__944_2259385566151"/><text:bookmark-end text:name="__DdeLink__830_22593855661151"/><text:span text:style-name="T126">será a venda será cadastrada como atacado;</text:span></text:p>
          </table:table-cell>
        </table:table-row>
        <text:soft-page-break/>
        <table:table-row table:style-name="Tabela11.1">
          <table:table-cell table:style-name="Tabela11.A2" table:number-rows-spanned="3" office:value-type="string">
            <text:p text:style-name="P57">Regras de Negócio</text:p>
          </table:table-cell>
          <table:table-cell table:style-name="Tabela11.B2" office:value-type="string">
            <text:p text:style-name="P51">RN1</text:p>
          </table:table-cell>
          <table:table-cell table:style-name="Tabela11.C2" office:value-type="string">
            <text:p text:style-name="P51"><text:span text:style-name="T46">O campo busca não pode ficar em branco</text:span>;</text:p>
          </table:table-cell>
        </table:table-row>
        <table:table-row table:style-name="Tabela11.1">
          <table:covered-table-cell/>
          <table:table-cell table:style-name="Tabela11.B19" office:value-type="string">
            <text:p text:style-name="P39">RN2</text:p>
          </table:table-cell>
          <table:table-cell table:style-name="Tabela11.C19" office:value-type="string">
            <text:p text:style-name="P39">O campo <text:span text:style-name="T127">quantidade</text:span> não pode ficar em branco;</text:p>
          </table:table-cell>
        </table:table-row>
        <table:table-row table:style-name="Tabela11.1">
          <table:covered-table-cell/>
          <table:table-cell table:style-name="Tabela11.B19" office:value-type="string">
            <text:p text:style-name="P39">RN3</text:p>
          </table:table-cell>
          <table:table-cell table:style-name="Tabela11.C19" office:value-type="string">
            <text:p text:style-name="P39">O campo <text:span text:style-name="T128">cliente</text:span> não pode ficar em branco;</text:p>
          </table:table-cell>
        </table:table-row>
        <table:table-row>
          <table:table-cell table:style-name="Tabela11.A2" office:value-type="string">
            <text:p text:style-name="P57">Pós Condições</text:p>
          </table:table-cell>
          <table:table-cell table:style-name="Tabela11.B2" office:value-type="string">
            <text:p text:style-name="P51">PC1</text:p>
          </table:table-cell>
          <table:table-cell table:style-name="Tabela11.C2" office:value-type="string">
            <text:p text:style-name="P51"><text:span text:style-name="T51">A Venda</text:span> deverá estar salv<text:span text:style-name="T130">a</text:span> no banco de dados</text:p>
          </table:table-cell>
        </table:table-row>
        <table:table-row table:style-name="Tabela11.1">
          <table:table-cell table:style-name="Tabela11.A2" office:value-type="string">
            <text:p text:style-name="P57">Casos de Uso Afetados</text:p>
          </table:table-cell>
          <table:table-cell table:style-name="Tabela11.C2" table:number-columns-spanned="2" office:value-type="string">
            <text:p text:style-name="P51">UC<text:span text:style-name="T129">12</text:span>.<text:span text:style-name="T30">0</text:span></text:p>
          </table:table-cell>
          <table:covered-table-cell/>
        </table:table-row>
      </table:table>
      <text:p text:style-name="P128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17-06-16T06:42:57.587121186</meta:creation-date>
    <meta:editing-duration>PT15H16M16S</meta:editing-duration>
    <meta:editing-cycles>341</meta:editing-cycles>
    <dc:date>2017-10-15T16:30:47.240132388</dc:date>
    <meta:document-statistic meta:table-count="13" meta:image-count="0" meta:object-count="0" meta:page-count="11" meta:paragraph-count="521" meta:word-count="3163" meta:character-count="19695" meta:non-whitespace-character-count="16988"/>
  </office:meta>
</office:document-meta>
</file>